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1.3972in"/>
    </style:style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1.011in"/>
    </style:style>
    <style:style style:name="co13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0.2925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0.9681in"/>
    </style:style>
    <style:style style:name="co17" style:family="table-column">
      <style:table-column-properties fo:break-before="auto" style:column-width="1.622in"/>
    </style:style>
    <style:style style:name="co18" style:family="table-column">
      <style:table-column-properties fo:break-before="auto" style:column-width="0.9898in"/>
    </style:style>
    <style:style style:name="co19" style:family="table-column">
      <style:table-column-properties fo:break-before="auto" style:column-width="0.539in"/>
    </style:style>
    <style:style style:name="co20" style:family="table-column">
      <style:table-column-properties fo:break-before="auto" style:column-width="0.6354in"/>
    </style:style>
    <style:style style:name="co21" style:family="table-column">
      <style:table-column-properties fo:break-before="auto" style:column-width="0.7862in"/>
    </style:style>
    <style:style style:name="co22" style:family="table-column">
      <style:table-column-properties fo:break-before="auto" style:column-width="0.8465in"/>
    </style:style>
    <style:style style:name="co23" style:family="table-column">
      <style:table-column-properties fo:break-before="auto" style:column-width="0.8362in"/>
    </style:style>
    <style:style style:name="co24" style:family="table-column">
      <style:table-column-properties fo:break-before="auto" style:column-width="0.8181in"/>
    </style:style>
    <style:style style:name="co25" style:family="table-column">
      <style:table-column-properties fo:break-before="auto" style:column-width="0.7429in"/>
    </style:style>
    <style:style style:name="co26" style:family="table-column">
      <style:table-column-properties fo:break-before="auto" style:column-width="0.4638in"/>
    </style:style>
    <style:style style:name="co27" style:family="table-column">
      <style:table-column-properties fo:break-before="auto" style:column-width="0.3638in"/>
    </style:style>
    <style:style style:name="co28" style:family="table-column">
      <style:table-column-properties fo:break-before="auto" style:column-width="0.6898in"/>
    </style:style>
    <style:style style:name="co29" style:family="table-column">
      <style:table-column-properties fo:break-before="auto" style:column-width="0.8146in"/>
    </style:style>
    <style:style style:name="co30" style:family="table-column">
      <style:table-column-properties fo:break-before="auto" style:column-width="0.7181in"/>
    </style:style>
    <style:style style:name="co31" style:family="table-column">
      <style:table-column-properties fo:break-before="auto" style:column-width="0.7283in"/>
    </style:style>
    <style:style style:name="co32" style:family="table-column">
      <style:table-column-properties fo:break-before="auto" style:column-width="0.85in"/>
    </style:style>
    <style:style style:name="co33" style:family="table-column">
      <style:table-column-properties fo:break-before="auto" style:column-width="0.8398in"/>
    </style:style>
    <style:style style:name="co34" style:family="table-column">
      <style:table-column-properties fo:break-before="auto" style:column-width="0.389in"/>
    </style:style>
    <style:style style:name="co35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calib" table:style-name="ta1">
        <table:table-column table:style-name="co1" table:number-columns-repeated="11" table:default-cell-style-name="Default"/>
        <table:table-row table:style-name="ro1">
          <table:table-cell table:style-name="ce9" office:value-type="string" calcext:value-type="string">
            <text:p>Altura do Patam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 Max</text:p>
          </table:table-cell>
          <table:table-cell office:value-type="float" office:value="657" calcext:value-type="float">
            <text:p>657</text:p>
          </table:table-cell>
          <table:table-cell office:value-type="float" office:value="4.9" calcext:value-type="float">
            <text:p>4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 1</text:p>
          </table:table-cell>
          <table:table-cell office:value-type="float" office:value="428.5" calcext:value-type="float">
            <text:p>428.5</text:p>
          </table:table-cell>
          <table:table-cell office:value-type="float" office:value="2.1" calcext:value-type="float">
            <text:p>2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 2</text:p>
          </table:table-cell>
          <table:table-cell office:value-type="float" office:value="206.3" calcext:value-type="float">
            <text:p>206.3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at 3</text:p>
          </table:table-cell>
          <table:table-cell office:value-type="float" office:value="32.72" calcext:value-type="float">
            <text:p>32.72</text:p>
          </table:table-cell>
          <table:table-cell office:value-type="float" office:value="0.78" calcext:value-type="float">
            <text:p>0.78</text:p>
          </table:table-cell>
          <table:table-cell/>
          <table:table-cell table:style-name="ce10" office:value-type="string" calcext:value-type="string">
            <text:p>Reta de calibraçao canal-energ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o</text:p>
          </table:table-cell>
          <table:table-cell office:value-type="float" office:value="1.9" calcext:value-type="float">
            <text:p>1.9</text:p>
          </table:table-cell>
          <table:table-cell office:value-type="float" office:value="0.47" calcext:value-type="float">
            <text:p>0.47</text:p>
          </table:table-cell>
          <table:table-cell/>
          <table:table-cell table:style-name="ce11" office:value-type="string" calcext:value-type="string" table:number-columns-spanned="4" table:number-rows-spanned="1">
            <text:p>Parametros de Ajust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y=a+b*x</text:p>
          </table:table-cell>
          <table:table-cell office:value-type="string" calcext:value-type="string">
            <text:p>(K vs canal)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Canal a Meia Altu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6" calcext:value-type="float">
            <text:p>306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138" calcext:value-type="float">
            <text:p>0.138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(Me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506.02" calcext:value-type="float">
            <text:p>506.0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.963" calcext:value-type="float">
            <text:p>1.96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(KeV/cana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749.08" calcext:value-type="float">
            <text:p>749.08</text:p>
          </table:table-cell>
          <table:table-cell office:value-type="float" office:value="0.48" calcext:value-type="float">
            <text:p>0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858.65" calcext:value-type="float">
            <text:p>858.65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X^2/ngl</text:p>
          </table:table-cell>
          <table:table-cell office:value-type="float" office:value="3.886" calcext:value-type="float">
            <text:p>3.886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9" office:value-type="string" calcext:value-type="string">
            <text:p>Largura do Declive</text:p>
          </table:table-cell>
          <table:table-cell table:number-columns-repeated="3"/>
          <table:table-cell table:style-name="ce11" office:value-type="string" calcext:value-type="string" table:number-columns-spanned="7" table:number-rows-spanned="1">
            <text:p>Determinação de E0</text:p>
          </table:table-cell>
          <table:covered-table-cell table:number-columns-repeated="6" table:style-name="ce9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6.5" calcext:value-type="float">
            <text:p>26.5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738.5" calcext:value-type="float">
            <text:p>4738.5</text:p>
          </table:table-cell>
          <table:table-cell/>
          <table:table-cell office:value-type="float" office:value="4682.17" calcext:value-type="float">
            <text:p>4682.17</text:p>
          </table:table-cell>
          <table:table-cell office:value-type="float" office:value="1950" calcext:value-type="float">
            <text:p>1950</text:p>
          </table:table-cell>
          <table:table-cell/>
          <table:table-cell table:formula="of:=[calib.K16]*([calib.I16]-[calib.I15])+[calib.I15]" office:value-type="float" office:value="1998.49345730028" calcext:value-type="float">
            <text:p>1998.4934573003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29" calcext:value-type="float">
            <text:p>29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E0(MeV)</text:p>
          </table:table-cell>
          <table:table-cell office:value-type="float" office:value="1.998493457" calcext:value-type="float">
            <text:p>1.998493457</text:p>
          </table:table-cell>
          <table:table-cell/>
          <table:table-cell office:value-type="float" office:value="4740.25" calcext:value-type="float">
            <text:p>4740.25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([calib.F15]-[calib.$H$15])/([calib.$H$16]-[calib.$H$15])" office:value-type="float" office:value="0.969869146005509" calcext:value-type="float">
            <text:p>0.969869146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7.39" calcext:value-type="float">
            <text:p>17.39</text:p>
          </table:table-cell>
          <table:table-cell office:value-type="float" office:value="0.71" calcext:value-type="float">
            <text:p>0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.1" calcext:value-type="float">
            <text:p>13.1</text:p>
          </table:table-cell>
          <table:table-cell office:value-type="float" office:value="1.3" calcext:value-type="float">
            <text:p>1.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^2/ngl</text:p>
          </table:table-cell>
          <table:table-cell office:value-type="float" office:value="1.21" calcext:value-type="float">
            <text:p>1.2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E(MeV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(He)</text:p>
          </table:table-cell>
          <table:table-cell office:value-type="float" office:value="4.002" calcext:value-type="float">
            <text:p>4.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(O)</text:p>
          </table:table-cell>
          <table:table-cell office:value-type="float" office:value="15.999" calcext:value-type="float">
            <text:p>15.999</text:p>
          </table:table-cell>
          <table:table-cell/>
          <table:table-cell table:formula="of:=((SQRT([calib.B24]^2-[calib.$B$23]^2*SIN([calib.$B$29])^2)+[calib.$B$23]*COS([calib.$B$29]))/([calib.$B$23]+[calib.B24]))^2" office:value-type="float" office:value="0.365976325083214" calcext:value-type="float">
            <text:p>0.3659763251</text:p>
          </table:table-cell>
          <table:table-cell table:formula="of:=[calib.$F$16]*[calib.D24]" office:value-type="float" office:value="0.731401291095707" calcext:value-type="float">
            <text:p>0.73140129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(Si)</text:p>
          </table:table-cell>
          <table:table-cell office:value-type="float" office:value="28.085" calcext:value-type="float">
            <text:p>28.085</text:p>
          </table:table-cell>
          <table:table-cell/>
          <table:table-cell table:formula="of:=((SQRT([calib.B25]^2-[calib.$B$23]^2*SIN([calib.$B$29])^2)+[calib.$B$23]*COS([calib.$B$29]))/([calib.$B$23]+[calib.B25]))^2" office:value-type="float" office:value="0.568829042494822" calcext:value-type="float">
            <text:p>0.5688290425</text:p>
          </table:table-cell>
          <table:table-cell table:formula="of:=[calib.$F$16]*[calib.D25]" office:value-type="float" office:value="1.13680111957748" calcext:value-type="float">
            <text:p>1.1368011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(Ge)</text:p>
          </table:table-cell>
          <table:table-cell office:value-type="float" office:value="72.63" calcext:value-type="float">
            <text:p>72.63</text:p>
          </table:table-cell>
          <table:table-cell/>
          <table:table-cell table:formula="of:=((SQRT([calib.B26]^2-[calib.$B$23]^2*SIN([calib.$B$29])^2)+[calib.$B$23]*COS([calib.$B$29]))/([calib.$B$23]+[calib.B26]))^2" office:value-type="float" office:value="0.805032192972517" calcext:value-type="float">
            <text:p>0.805032193</text:p>
          </table:table-cell>
          <table:table-cell table:formula="of:=[calib.$F$16]*[calib.D26]" office:value-type="float" office:value="1.60885157032994" calcext:value-type="float">
            <text:p>1.60885157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(Er)</text:p>
          </table:table-cell>
          <table:table-cell office:value-type="float" office:value="167.259" calcext:value-type="float">
            <text:p>167.259</text:p>
          </table:table-cell>
          <table:table-cell/>
          <table:table-cell table:formula="of:=((SQRT([calib.B27]^2-[calib.$B$23]^2*SIN([calib.$B$29])^2)+[calib.$B$23]*COS([calib.$B$29]))/([calib.$B$23]+[calib.B27]))^2" office:value-type="float" office:value="0.910195810679336" calcext:value-type="float">
            <text:p>0.9101958107</text:p>
          </table:table-cell>
          <table:table-cell table:formula="of:=[calib.$F$16]*[calib.D27]" office:value-type="float" office:value="1.81902037223146" calcext:value-type="float">
            <text:p>1.819020372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ng</text:p>
          </table:table-cell>
          <table:table-cell table:formula="of:=165*PI()/180" office:value-type="float" office:value="2.87979326579064" calcext:value-type="float">
            <text:p>2.8797932658</text:p>
          </table:table-cell>
          <table:table-cell table:number-columns-repeated="9"/>
        </table:table-row>
      </table:table>
      <table:table table:name="0" table:style-name="ta1">
        <table:table-column table:style-name="co2" table:default-cell-style-name="Default"/>
        <table:table-column table:style-name="co1" table:default-cell-style-name="ce13"/>
        <table:table-column table:style-name="co3" table:default-cell-style-name="ce13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default-cell-style-name="ce13"/>
        <table:table-column table:style-name="co3" table:default-cell-style-name="ce13"/>
        <table:table-column table:style-name="co16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99" table:default-cell-style-name="Default"/>
        <table:table-row table:style-name="ro1">
          <table:table-cell/>
          <table:table-cell table:style-name="ce12" office:value-type="string" calcext:value-type="string">
            <text:p>METADE ESQUERDA</text:p>
          </table:table-cell>
          <table:table-cell table:number-columns-repeated="7"/>
          <table:table-cell table:style-name="ce12" office:value-type="string" calcext:value-type="string">
            <text:p>METADE DIREITA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Altura do Patamar</text:p>
          </table:table-cell>
          <table:table-cell table:number-columns-repeated="7"/>
          <table:table-cell table:style-name="ce9" office:value-type="string" calcext:value-type="string">
            <text:p>Altura do Patamar</text:p>
          </table:table-cell>
          <table:table-cell table:number-columns-repeated="7"/>
          <table:table-cell table:style-name="ce11" office:value-type="string" calcext:value-type="string" table:number-columns-spanned="7" table:number-rows-spanned="1">
            <text:p>composicao da amostra</text:p>
          </table:table-cell>
          <table:covered-table-cell table:style-name="ce9"/>
          <table:covered-table-cell table:number-columns-repeated="5" table:style-name="ce14"/>
          <table:table-cell table:style-name="ce13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Pat 0</text:p>
          </table:table-cell>
          <table:table-cell office:value-type="float" office:value="1349.6" calcext:value-type="float">
            <text:p>1349.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Pat 0</text:p>
          </table:table-cell>
          <table:table-cell office:value-type="float" office:value="10.58" calcext:value-type="float">
            <text:p>10.58</text:p>
          </table:table-cell>
          <table:table-cell office:value-type="float" office:value="0.69" calcext:value-type="float">
            <text:p>0.69</text:p>
          </table:table-cell>
          <table:table-cell table:number-columns-repeated="7"/>
          <table:table-cell table:style-name="ce13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Pat 1</text:p>
          </table:table-cell>
          <table:table-cell office:value-type="float" office:value="1387.1" calcext:value-type="float">
            <text:p>1387.1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Pat ½</text:p>
          </table:table-cell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13" table:number-columns-repeated="2"/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ep1</text:p>
          </table:table-cell>
          <table:table-cell table:style-name="ce13"/>
          <table:table-cell table:style-name="ce13" office:value-type="string" calcext:value-type="string">
            <text:p>comp</text:p>
          </table:table-cell>
          <table:table-cell table:style-name="ce13" office:value-type="string" calcext:value-type="string">
            <text:p>ecom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 2</text:p>
          </table:table-cell>
          <table:table-cell office:value-type="float" office:value="1087.6" calcext:value-type="float">
            <text:p>1087.6</text:p>
          </table:table-cell>
          <table:table-cell office:value-type="float" office:value="7.1" calcext:value-type="float">
            <text:p>7.1</text:p>
          </table:table-cell>
          <table:table-cell table:number-columns-repeated="5"/>
          <table:table-cell office:value-type="string" calcext:value-type="string">
            <text:p>Pat 1</text:p>
          </table:table-cell>
          <table:table-cell office:value-type="float" office:value="2818" calcext:value-type="float">
            <text:p>281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'0'.S5]^2" office:value-type="float" office:value="81" calcext:value-type="float">
            <text:p>81</text:p>
          </table:table-cell>
          <table:table-cell table:style-name="ce13" table:formula="of:=(['0'.B4]-['0'.B5])/['0'.T5]" office:value-type="float" office:value="3.69753086419753" calcext:value-type="float">
            <text:p>3.6975308642</text:p>
          </table:table-cell>
          <table:table-cell table:style-name="ce13" table:formula="of:=SQRT(['0'.C4]^2+['0'.C5]^2)/['0'.T5]" office:value-type="float" office:value="0.143470388849953" calcext:value-type="float">
            <text:p>0.1434703888</text:p>
          </table:table-cell>
          <table:table-cell table:style-name="ce13"/>
          <table:table-cell table:style-name="ce15" table:formula="of:=['0'.U5]/['0'.$U$11]" office:value-type="percentage" office:value="0.263786655962337" calcext:value-type="percentage">
            <text:p>26.38%</text:p>
          </table:table-cell>
          <table:table-cell table:style-name="ce15" table:formula="of:=(['0'.V5]/['0'.U5])*['0'.X5]" office:value-type="percentage" office:value="0.0102353639480867" calcext:value-type="percentage">
            <text:p>1.0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 3</text:p>
          </table:table-cell>
          <table:table-cell office:value-type="float" office:value="55.3" calcext:value-type="float">
            <text:p>55.3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Pat 1 ½</text:p>
          </table:table-cell>
          <table:table-cell office:value-type="float" office:value="118.2" calcext:value-type="float">
            <text:p>118.2</text:p>
          </table:table-cell>
          <table:table-cell office:value-type="float" office:value="6.4" calcext:value-type="float">
            <text:p>6.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'0'.S6]^2" office:value-type="float" office:value="121" calcext:value-type="float">
            <text:p>121</text:p>
          </table:table-cell>
          <table:table-cell table:style-name="ce13" table:formula="of:=(['0'.B5]-['0'.B8])/['0'.T6]" office:value-type="float" office:value="8.86380165289256" calcext:value-type="float">
            <text:p>8.8638016529</text:p>
          </table:table-cell>
          <table:table-cell table:style-name="ce13" table:formula="of:=SQRT(['0'.C5]^2+['0'.C8]^2)/['0'.T6]" office:value-type="float" office:value="0.058915592669743" calcext:value-type="float">
            <text:p>0.0589155927</text:p>
          </table:table-cell>
          <table:table-cell table:style-name="ce13"/>
          <table:table-cell table:style-name="ce15" table:formula="of:=['0'.U6]/['0'.$U$11]" office:value-type="percentage" office:value="0.632355126435817" calcext:value-type="percentage">
            <text:p>63.24%</text:p>
          </table:table-cell>
          <table:table-cell table:style-name="ce15" table:formula="of:=['0'.V6]/['0'.U6]*['0'.X6]" office:value-type="percentage" office:value="0.00420311492863321" calcext:value-type="percentage">
            <text:p>0.4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 4</text:p>
          </table:table-cell>
          <table:table-cell office:value-type="float" office:value="99.2" calcext:value-type="float">
            <text:p>99.2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Chao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'0'.S7]^2" office:value-type="float" office:value="256" calcext:value-type="float">
            <text:p>256</text:p>
          </table:table-cell>
          <table:table-cell table:style-name="ce13" table:formula="of:=(['0'.B7]-['0'.B8])/['0'.T7]" office:value-type="float" office:value="0.32859375" calcext:value-type="float">
            <text:p>0.32859375</text:p>
          </table:table-cell>
          <table:table-cell table:style-name="ce13" table:formula="of:=SQRT(['0'.C7]^2+['0'.C8]^2)/['0'.T7]" office:value-type="float" office:value="0.00783161723500485" calcext:value-type="float">
            <text:p>0.0078316172</text:p>
          </table:table-cell>
          <table:table-cell table:style-name="ce13"/>
          <table:table-cell table:style-name="ce15" table:formula="of:=['0'.U7]/['0'.$U$11]" office:value-type="percentage" office:value="0.0234423050587398" calcext:value-type="percentage">
            <text:p>2.34%</text:p>
          </table:table-cell>
          <table:table-cell table:style-name="ce15" table:formula="of:=['0'.V7]/['0'.U7]*['0'.X7]" office:value-type="percentage" office:value="0.000558717748971999" calcext:value-type="percentage">
            <text:p>0.0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hao</text:p>
          </table:table-cell>
          <table:table-cell office:value-type="float" office:value="15.08" calcext:value-type="float">
            <text:p>15.08</text:p>
          </table:table-cell>
          <table:table-cell office:value-type="float" office:value="0.64" calcext:value-type="float">
            <text:p>0.6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string" calcext:value-type="string">
            <text:p>Sn</text:p>
          </table:table-cell>
          <table:table-cell table:style-name="ce13" office:value-type="float" office:value="50" calcext:value-type="float">
            <text:p>50</text:p>
          </table:table-cell>
          <table:table-cell table:style-name="ce13" table:formula="of:=['0'.S8]^2" office:value-type="float" office:value="2500" calcext:value-type="float">
            <text:p>2500</text:p>
          </table:table-cell>
          <table:table-cell table:style-name="ce13" table:formula="of:=['0'.J5]/['0'.T8]" office:value-type="float" office:value="1.1272" calcext:value-type="float">
            <text:p>1.1272</text:p>
          </table:table-cell>
          <table:table-cell table:style-name="ce13" table:formula="of:=['0'.K5]/['0'.T8]" office:value-type="float" office:value="0.006" calcext:value-type="float">
            <text:p>0.006</text:p>
          </table:table-cell>
          <table:table-cell table:style-name="ce13"/>
          <table:table-cell table:style-name="ce15" table:formula="of:=['0'.U8]/['0'.$U$11]" office:value-type="percentage" office:value="0.0804159125431067" calcext:value-type="percentage">
            <text:p>8.04%</text:p>
          </table:table-cell>
          <table:table-cell table:style-name="ce15" table:formula="of:=['0'.V8]/['0'.U8]*['0'.X8]" office:value-type="percentage" office:value="0.000428047795651739" calcext:value-type="percentage">
            <text:p>0.04%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3" table:number-columns-repeated="7"/>
          <table:table-cell table:number-columns-repeated="999"/>
        </table:table-row>
        <table:table-row table:style-name="ro1">
          <table:table-cell table:style-name="ce9" office:value-type="string" calcext:value-type="string">
            <text:p>Canal a Meia Altura</text:p>
          </table:table-cell>
          <table:table-cell table:style-name="ce14" office:value-type="string" calcext:value-type="string">
            <text:p>Canal</text:p>
          </table:table-cell>
          <table:table-cell table:style-name="ce14" office:value-type="string" calcext:value-type="string">
            <text:p>eCanal</text:p>
          </table:table-cell>
          <table:table-cell table:style-name="ce9" office:value-type="string" calcext:value-type="string">
            <text:p>Energia(MeV)</text:p>
          </table:table-cell>
          <table:table-cell table:style-name="ce9" office:value-type="string" calcext:value-type="string">
            <text:p>eE(MeV)</text:p>
          </table:table-cell>
          <table:table-cell table:style-name="ce9" office:value-type="string" calcext:value-type="string">
            <text:p>M(uma)</text:p>
          </table:table-cell>
          <table:table-cell table:style-name="ce9" office:value-type="string" calcext:value-type="string">
            <text:p>eM(uma)</text:p>
          </table:table-cell>
          <table:table-cell table:style-name="ce9"/>
          <table:table-cell table:style-name="ce9" office:value-type="string" calcext:value-type="string">
            <text:p>Canal a Meia Altura</text:p>
          </table:table-cell>
          <table:table-cell table:style-name="ce14" office:value-type="string" calcext:value-type="string">
            <text:p>Canal</text:p>
          </table:table-cell>
          <table:table-cell table:style-name="ce14" office:value-type="string" calcext:value-type="string">
            <text:p>eCanal</text:p>
          </table:table-cell>
          <table:table-cell table:style-name="ce9" office:value-type="string" calcext:value-type="string">
            <text:p>Energia(MeV)</text:p>
          </table:table-cell>
          <table:table-cell table:style-name="ce9" office:value-type="string" calcext:value-type="string">
            <text:p>eE(MeV)</text:p>
          </table:table-cell>
          <table:table-cell table:style-name="ce9" office:value-type="string" calcext:value-type="string">
            <text:p>M(uma)</text:p>
          </table:table-cell>
          <table:table-cell table:style-name="ce9" office:value-type="string" calcext:value-type="string">
            <text:p>eM(uma)</text:p>
          </table:table-cell>
          <table:table-cell table:style-name="ce9" table:number-columns-repeated="3"/>
          <table:table-cell table:style-name="ce14" table:number-columns-repeated="2"/>
          <table:table-cell table:style-name="ce14" office:value-type="string" calcext:value-type="string">
            <text:p>total</text:p>
          </table:table-cell>
          <table:table-cell table:style-name="ce14" table:number-columns-repeated="4"/>
          <table:table-cell table:style-name="ce9" table:number-columns-repeated="999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70.6" calcext:value-type="float">
            <text:p>370.6</text:p>
          </table:table-cell>
          <table:table-cell office:value-type="float" office:value="1.4" calcext:value-type="float">
            <text:p>1.4</text:p>
          </table:table-cell>
          <table:table-cell table:formula="of:=[calib.$F$9]+[calib.$F$10]*['0'.B11]*10^(-3)" office:value-type="float" office:value="0.8654878" calcext:value-type="float">
            <text:p>0.8654878</text:p>
          </table:table-cell>
          <table:table-cell table:formula="of:=SQRT( ([calib.$G$9])^2 + (['0'.B11]*[calib.$G$10]*10^(-3))^2 + (['0'.C11]*[calib.$F$10]*10^(-3))^2 )" office:value-type="float" office:value="0.0127950286986782" calcext:value-type="float">
            <text:p>0.0127950287</text:p>
          </table:table-cell>
          <table:table-cell table:formula="of:=-['0'.$B$26]/(['0'.D11]/1.998-1)*(1+['0'.D11]/1.998-2*SQRT(['0'.D11]/1.998)*COS(['0'.$B$27]))" office:value-type="float" office:value="19.0959146635617" calcext:value-type="float">
            <text:p>19.0959146636</text:p>
          </table:table-cell>
          <table:table-cell table:formula="of:=-['0'.$B$26]/(['0'.D11]/1.998-1)^2/SQRT(['0'.D11]/1.998)*((['0'.D11]/1.998+1)*COS(['0'.$B$27])-2*SQRT(['0'.D11]/1.998))*(['0'.E11]/1.998)" office:value-type="float" office:value="0.327315283398939" calcext:value-type="float">
            <text:p>0.3273152834</text:p>
          </table:table-cell>
          <table:table-cell/>
          <table:table-cell office:value-type="string" calcext:value-type="string">
            <text:p>c5</text:p>
          </table:table-cell>
          <table:table-cell office:value-type="float" office:value="751.45" calcext:value-type="float">
            <text:p>751.45</text:p>
          </table:table-cell>
          <table:table-cell office:value-type="float" office:value="0.15" calcext:value-type="float">
            <text:p>0.15</text:p>
          </table:table-cell>
          <table:table-cell table:formula="of:=[calib.$F$9]+[calib.$F$10]*['0'.J11]*10^(-3)" office:value-type="float" office:value="1.61309635" calcext:value-type="float">
            <text:p>1.61309635</text:p>
          </table:table-cell>
          <table:table-cell table:formula="of:=SQRT( ([calib.$G$9])^2 + (['0'.J11]*[calib.$G$10]*10^(-3))^2 + (['0'.K11]*[calib.$F$10]*10^(-3))^2 )" office:value-type="float" office:value="0.0162985900937014" calcext:value-type="float">
            <text:p>0.0162985901</text:p>
          </table:table-cell>
          <table:table-cell table:formula="of:=-['0'.$B$26]/(['0'.L11]/1.998-1)*(1+['0'.L11]/1.998-2*SQRT(['0'.L11]/1.998)*COS(['0'.$B$27]))" office:value-type="float" office:value="73.6061225903178" calcext:value-type="float">
            <text:p>73.6061225903</text:p>
          </table:table-cell>
          <table:table-cell table:formula="of:=-['0'.$B$26]/(['0'.L11]/1.998-1)^2/SQRT(['0'.L11]/1.998)*((['0'.L11]/1.998+1)*COS(['0'.$B$27])-2*SQRT(['0'.L11]/1.998))*(['0'.M11]/1.998)" office:value-type="float" office:value="3.46845873216011" calcext:value-type="float">
            <text:p>3.4684587322</text:p>
          </table:table-cell>
          <table:table-cell table:number-columns-repeated="3"/>
          <table:table-cell table:style-name="ce13" table:number-columns-repeated="2"/>
          <table:table-cell table:style-name="ce13" table:formula="of:=['0'.U5]+['0'.U6]+['0'.U7]+['0'.U8]" office:value-type="float" office:value="14.0171262670901" calcext:value-type="float">
            <text:p>14.0171262671</text:p>
          </table:table-cell>
          <table:table-cell table:style-name="ce13"/>
          <table:table-cell table:style-name="ce15" table:formula="of:=SUM(['0'.X5:.X8])" office:value-type="percentage" office:value="1" calcext:value-type="percentage">
            <text:p>100.00%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444.73" calcext:value-type="float">
            <text:p>444.73</text:p>
          </table:table-cell>
          <table:table-cell office:value-type="float" office:value="0.19" calcext:value-type="float">
            <text:p>0.19</text:p>
          </table:table-cell>
          <table:table-cell table:formula="of:=[calib.$F$9]+[calib.$F$10]*['0'.B12]*10^(-3)" office:value-type="float" office:value="1.01100499" calcext:value-type="float">
            <text:p>1.01100499</text:p>
          </table:table-cell>
          <table:table-cell table:formula="of:=SQRT( ([calib.$G$9])^2 + (['0'.B12]*[calib.$G$10]*10^(-3))^2 + (['0'.C12]*[calib.$F$10]*10^(-3))^2 )" office:value-type="float" office:value="0.0131061820711945" calcext:value-type="float">
            <text:p>0.0131061821</text:p>
          </table:table-cell>
          <table:table-cell table:formula="of:=-['0'.$B$26]/(['0'.D12]/1.998-1)*(1+['0'.D12]/1.998-2*SQRT(['0'.D12]/1.998)*COS(['0'.$B$27]))" office:value-type="float" office:value="23.3336589280169" calcext:value-type="float">
            <text:p>23.333658928</text:p>
          </table:table-cell>
          <table:table-cell table:formula="of:=-['0'.$B$26]/(['0'.D12]/1.998-1)^2/SQRT(['0'.D12]/1.998)*((['0'.D12]/1.998+1)*COS(['0'.$B$27])-2*SQRT(['0'.D12]/1.998))*(['0'.E12]/1.998)" office:value-type="float" office:value="0.435147870441188" calcext:value-type="float">
            <text:p>0.4351478704</text:p>
          </table:table-cell>
          <table:table-cell/>
          <table:table-cell office:value-type="string" calcext:value-type="string">
            <text:p>c6</text:p>
          </table:table-cell>
          <table:table-cell office:value-type="float" office:value="823.44" calcext:value-type="float">
            <text:p>823.44</text:p>
          </table:table-cell>
          <table:table-cell office:value-type="float" office:value="0.16" calcext:value-type="float">
            <text:p>0.16</text:p>
          </table:table-cell>
          <table:table-cell table:formula="of:=[calib.$F$9]+[calib.$F$10]*['0'.J12]*10^(-3)" office:value-type="float" office:value="1.75441272" calcext:value-type="float">
            <text:p>1.75441272</text:p>
          </table:table-cell>
          <table:table-cell table:formula="of:=SQRT( ([calib.$G$9])^2 + (['0'.J12]*[calib.$G$10]*10^(-3))^2 + (['0'.K12]*[calib.$F$10]*10^(-3))^2 )" office:value-type="float" office:value="0.0171662554230094" calcext:value-type="float">
            <text:p>0.0171662554</text:p>
          </table:table-cell>
          <table:table-cell table:formula="of:=-['0'.$B$26]/(['0'.L12]/1.998-1)*(1+['0'.L12]/1.998-2*SQRT(['0'.L12]/1.998)*COS(['0'.$B$27]))" office:value-type="float" office:value="121.073725324025" calcext:value-type="float">
            <text:p>121.073725324</text:p>
          </table:table-cell>
          <table:table-cell table:formula="of:=-['0'.$B$26]/(['0'.L12]/1.998-1)^2/SQRT(['0'.L12]/1.998)*((['0'.L12]/1.998+1)*COS(['0'.$B$27])-2*SQRT(['0'.L12]/1.998))*(['0'.M12]/1.998)" office:value-type="float" office:value="9.10514433440633" calcext:value-type="float">
            <text:p>9.10514433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489.17" calcext:value-type="float">
            <text:p>489.17</text:p>
          </table:table-cell>
          <table:table-cell office:value-type="float" office:value="0.84" calcext:value-type="float">
            <text:p>0.84</text:p>
          </table:table-cell>
          <table:table-cell table:formula="of:=[calib.$F$9]+[calib.$F$10]*['0'.B13]*10^(-3)" office:value-type="float" office:value="1.09824071" calcext:value-type="float">
            <text:p>1.09824071</text:p>
          </table:table-cell>
          <table:table-cell table:formula="of:=SQRT( ([calib.$G$9])^2 + (['0'.B13]*[calib.$G$10]*10^(-3))^2 + (['0'.C13]*[calib.$F$10]*10^(-3))^2 )" office:value-type="float" office:value="0.0136006059837347" calcext:value-type="float">
            <text:p>0.013600606</text:p>
          </table:table-cell>
          <table:table-cell table:formula="of:=-['0'.$B$26]/(['0'.D13]/1.998-1)*(1+['0'.D13]/1.998-2*SQRT(['0'.D13]/1.998)*COS(['0'.$B$27]))" office:value-type="float" office:value="26.4999520284275" calcext:value-type="float">
            <text:p>26.4999520284</text:p>
          </table:table-cell>
          <table:table-cell table:formula="of:=-['0'.$B$26]/(['0'.D13]/1.998-1)^2/SQRT(['0'.D13]/1.998)*((['0'.D13]/1.998+1)*COS(['0'.$B$27])-2*SQRT(['0'.D13]/1.998))*(['0'.E13]/1.998)" office:value-type="float" office:value="0.539875944265556" calcext:value-type="float">
            <text:p>0.53987594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51.34" calcext:value-type="float">
            <text:p>551.34</text:p>
          </table:table-cell>
          <table:table-cell office:value-type="float" office:value="0.69" calcext:value-type="float">
            <text:p>0.69</text:p>
          </table:table-cell>
          <table:table-cell table:formula="of:=[calib.$F$9]+[calib.$F$10]*['0'.B14]*10^(-3)" office:value-type="float" office:value="1.22028042" calcext:value-type="float">
            <text:p>1.22028042</text:p>
          </table:table-cell>
          <table:table-cell table:formula="of:=SQRT( ([calib.$G$9])^2 + (['0'.B14]*[calib.$G$10]*10^(-3))^2 + (['0'.C14]*[calib.$F$10]*10^(-3))^2 )" office:value-type="float" office:value="0.0141651824080913" calcext:value-type="float">
            <text:p>0.0141651824</text:p>
          </table:table-cell>
          <table:table-cell table:formula="of:=-['0'.$B$26]/(['0'.D14]/1.998-1)*(1+['0'.D14]/1.998-2*SQRT(['0'.D14]/1.998)*COS(['0'.$B$27]))" office:value-type="float" office:value="32.0829467291549" calcext:value-type="float">
            <text:p>32.0829467292</text:p>
          </table:table-cell>
          <table:table-cell table:formula="of:=-['0'.$B$26]/(['0'.D14]/1.998-1)^2/SQRT(['0'.D14]/1.998)*((['0'.D14]/1.998+1)*COS(['0'.$B$27])-2*SQRT(['0'.D14]/1.998))*(['0'.E14]/1.998)" office:value-type="float" office:value="0.747334197469124" calcext:value-type="float">
            <text:p>0.7473341975</text:p>
          </table:table-cell>
          <table:table-cell/>
          <table:table-cell table:style-name="ce9" office:value-type="string" calcext:value-type="string">
            <text:p>Largura do Declive</text:p>
          </table:table-cell>
          <table:table-cell table:number-columns-repeated="2"/>
          <table:table-cell table:formula="of:=['0'.L12]-['0'.L11]" office:value-type="float" office:value="0.14131637" calcext:value-type="float">
            <text:p>0.14131637</text:p>
          </table:table-cell>
          <table:table-cell table:number-columns-repeated="4"/>
          <table:table-cell table:style-name="ce11" office:value-type="string" calcext:value-type="string" table:number-columns-spanned="7" table:number-rows-spanned="1">
            <text:p>Espessura dos Filmes</text:p>
          </table:table-cell>
          <table:covered-table-cell table:number-columns-repeated="6" table:style-name="ce9"/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w5</text:p>
          </table:table-cell>
          <table:table-cell office:value-type="float" office:value="11.56" calcext:value-type="float">
            <text:p>11.56</text:p>
          </table:table-cell>
          <table:table-cell office:value-type="float" office:value="0.2" calcext:value-type="float">
            <text:p>0.2</text:p>
          </table:table-cell>
          <table:table-cell table:number-columns-repeated="9"/>
          <table:table-cell table:style-name="ce13" office:value-type="string" calcext:value-type="string">
            <text:p>DE (MeV)</text:p>
          </table:table-cell>
          <table:table-cell office:value-type="string" calcext:value-type="string">
            <text:p>eDE (MeV)</text:p>
          </table:table-cell>
          <table:table-cell table:style-name="ce13" office:value-type="string" calcext:value-type="string">
            <text:p>t(g/cm^(-2))</text:p>
          </table:table-cell>
          <table:table-cell table:style-name="ce13" office:value-type="string" calcext:value-type="string">
            <text:p>et(g/cm^(-2))</text:p>
          </table:table-cell>
          <table:table-cell office:value-type="string" calcext:value-type="string">
            <text:p>t(um)</text:p>
          </table:table-cell>
          <table:table-cell office:value-type="string" calcext:value-type="string">
            <text:p>et(um)</text:p>
          </table:table-cell>
          <table:table-cell table:number-columns-repeated="998"/>
        </table:table-row>
        <table:table-row table:style-name="ro1">
          <table:table-cell table:style-name="ce9" office:value-type="string" calcext:value-type="string">
            <text:p>Largura do Declive</text:p>
          </table:table-cell>
          <table:table-cell table:number-columns-repeated="7"/>
          <table:table-cell office:value-type="string" calcext:value-type="string">
            <text:p>w6</text:p>
          </table:table-cell>
          <table:table-cell office:value-type="float" office:value="11.67" calcext:value-type="float">
            <text:p>11.67</text:p>
          </table:table-cell>
          <table:table-cell office:value-type="float" office:value="0.21" calcext:value-type="float">
            <text:p>0.2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formula="of:=['0'.D14]-['0'.D13]" office:value-type="float" office:value="0.12203971" calcext:value-type="float">
            <text:p>0.12203971</text:p>
          </table:table-cell>
          <table:table-cell table:formula="of:=['0'.E13]" office:value-type="float" office:value="0.0136006059837347" calcext:value-type="float">
            <text:p>0.013600606</text:p>
          </table:table-cell>
          <table:table-cell table:style-name="ce13" table:formula="of:=['0'.U16]/['0'.W20]" office:value-type="float" office:value="0.0000671337372781258" calcext:value-type="float">
            <text:p>6.71337372781258E-005</text:p>
          </table:table-cell>
          <table:table-cell table:style-name="ce13" table:formula="of:=SQRT( (['0'.V16]/['0'.W20])^2 + (['0'.X20]*['0'.U16]/['0'.W20]^2)^2 )" office:value-type="float" office:value="0.00000748626105029771" calcext:value-type="float">
            <text:p>7.48626105029771E-006</text:p>
          </table:table-cell>
          <table:table-cell table:formula="of:=['0'.W16]*10*10^6/2.07" office:value-type="float" office:value="324.317571391912" calcext:value-type="float">
            <text:p>324.3175713919</text:p>
          </table:table-cell>
          <table:table-cell table:formula="of:=['0'.X16]*10*10^6/2.07" office:value-type="float" office:value="36.1655123202788" calcext:value-type="float">
            <text:p>36.165512320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3.3" calcext:value-type="float">
            <text:p>23.3</text:p>
          </table:table-cell>
          <table:table-cell office:value-type="float" office:value="2.1" calcext:value-type="float">
            <text:p>2.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string" calcext:value-type="string">
            <text:p>Sn</text:p>
          </table:table-cell>
          <table:table-cell table:formula="of:=['0'.L12]-['0'.L11]" office:value-type="float" office:value="0.14131637" calcext:value-type="float">
            <text:p>0.14131637</text:p>
          </table:table-cell>
          <table:table-cell table:formula="of:=['0'.M11]" office:value-type="float" office:value="0.0162985900937014" calcext:value-type="float">
            <text:p>0.0162985901</text:p>
          </table:table-cell>
          <table:table-cell table:style-name="ce13" table:formula="of:=['0'.U17]/['0'.W21]" office:value-type="float" office:value="0.000142511565667289" calcext:value-type="float">
            <text:p>0.0001425116</text:p>
          </table:table-cell>
          <table:table-cell table:style-name="ce13" table:formula="of:=SQRT( (['0'.V17]/['0'.W21])^2 + (['0'.X21]*['0'.U17]/['0'.W21]^2)^2 )" office:value-type="float" office:value="0.0000164485386569359" calcext:value-type="float">
            <text:p>1.64485386569359E-005</text:p>
          </table:table-cell>
          <table:table-cell table:formula="of:=['0'.W17]/4.54*10*10^6" office:value-type="float" office:value="313.902127020459" calcext:value-type="float">
            <text:p>313.9021270205</text:p>
          </table:table-cell>
          <table:table-cell table:formula="of:=['0'.X17]/5.769*10*10^6" office:value-type="float" office:value="28.5119408163215" calcext:value-type="float">
            <text:p>28.51194081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13.53" calcext:value-type="float">
            <text:p>13.53</text:p>
          </table:table-cell>
          <table:table-cell office:value-type="float" office:value="0.26" calcext:value-type="float">
            <text:p>0.26</text:p>
          </table:table-cell>
          <table:table-cell table:number-columns-repeated="5"/>
          <table:table-cell table:style-name="ce9" office:value-type="string" calcext:value-type="string">
            <text:p>Ponto de Apoio Inte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lesq</text:p>
          </table:table-cell>
          <table:table-cell office:value-type="float" office:value="716.72" calcext:value-type="float">
            <text:p>716.72</text:p>
          </table:table-cell>
          <table:table-cell office:value-type="float" office:value="0.91" calcext:value-type="float">
            <text:p>0.91</text:p>
          </table:table-cell>
          <table:table-cell table:number-columns-repeated="9"/>
          <table:table-cell table:style-name="ce13" office:value-type="string" calcext:value-type="string">
            <text:p>dE/dx(E0)</text:p>
          </table:table-cell>
          <table:table-cell table:style-name="ce13" office:value-type="string" calcext:value-type="string">
            <text:p>dE/dt (E’0)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e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.1" calcext:value-type="float">
            <text:p>13.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dir</text:p>
          </table:table-cell>
          <table:table-cell office:value-type="float" office:value="871.3" calcext:value-type="float">
            <text:p>871.3</text:p>
          </table:table-cell>
          <table:table-cell office:value-type="float" office:value="1.2" calcext:value-type="float">
            <text:p>1.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formula="of:=(1.024*10^3+912.5)/2" office:value-type="float" office:value="968.25" calcext:value-type="float">
            <text:p>968.25</text:p>
          </table:table-cell>
          <table:table-cell table:formula="of:=(1.266*10^3+1187)/2" office:value-type="float" office:value="1226.5" calcext:value-type="float">
            <text:p>1226.5</text:p>
          </table:table-cell>
          <table:table-cell table:style-name="ce13" table:formula="of:=(['0'.D14]*['0'.U20]/1.998+['0'.V20]/COS(['0'.$B$28]))" office:value-type="float" office:value="1817.85961795045" calcext:value-type="float">
            <text:p>1817.8596179505</text:p>
          </table:table-cell>
          <table:table-cell table:style-name="ce13" table:formula="of:=ABS(['0'.E14]/1.998*['0'.U20]/COS(['0'.B27]))" office:value-type="float" office:value="7.10673980341397" calcext:value-type="float">
            <text:p>7.1067398034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LEGENDA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string" calcext:value-type="string">
            <text:p>Sn</text:p>
          </table:table-cell>
          <table:table-cell office:value-type="float" office:value="510.9" calcext:value-type="float">
            <text:p>510.9</text:p>
          </table:table-cell>
          <table:table-cell office:value-type="float" office:value="543" calcext:value-type="float">
            <text:p>543</text:p>
          </table:table-cell>
          <table:table-cell table:style-name="ce13" table:formula="of:=(['0'.U21]*['0'.L12]/1.998+['0'.V21]/COS(['0'.B28]))" office:value-type="float" office:value="991.613342666667" calcext:value-type="float">
            <text:p>991.6133426667</text:p>
          </table:table-cell>
          <table:table-cell table:style-name="ce13" table:formula="of:=['0'.U21]*['0'.M12]/1.998/COS(['0'.B28])" office:value-type="float" office:value="4.38950945726502" calcext:value-type="float">
            <text:p>4.389509457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^2/ngl</text:p>
          </table:table-cell>
          <table:table-cell office:value-type="float" office:value="1.317" calcext:value-type="float">
            <text:p>1.317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Patamar inicial – valor da massa</text:p>
          </table:table-cell>
          <table:table-cell table:number-columns-repeated="3"/>
          <table:table-cell office:value-type="string" calcext:value-type="string">
            <text:p>X^2/ngl</text:p>
          </table:table-cell>
          <table:table-cell office:value-type="float" office:value="2.004" calcext:value-type="float">
            <text:p>2.004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2</text:p>
          </table:table-cell>
          <table:table-cell office:value-type="string" calcext:value-type="string">
            <text:p>Patamar inicial – valor da mass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3</text:p>
          </table:table-cell>
          <table:table-cell office:value-type="string" calcext:value-type="string">
            <text:p>Patamar final – utilizar para espessur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4</text:p>
          </table:table-cell>
          <table:table-cell office:value-type="string" calcext:value-type="string">
            <text:p>Patamar inicial – valor da massa</text:p>
          </table:table-cell>
          <table:table-cell table:number-columns-repeated="13"/>
          <table:table-cell office:value-type="string" calcext:value-type="string">
            <text:p>e0</text:p>
          </table:table-cell>
          <table:table-cell office:value-type="float" office:value="1.998" calcext:value-type="float">
            <text:p>1.99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(He)</text:p>
          </table:table-cell>
          <table:table-cell office:value-type="float" office:value="4.002" calcext:value-type="float">
            <text:p>4.002</text:p>
          </table:table-cell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Patamar final – utilizar para espessura</text:p>
          </table:table-cell>
          <table:table-cell table:number-columns-repeated="13"/>
          <table:table-cell office:value-type="string" calcext:value-type="string">
            <text:p>E’0</text:p>
          </table:table-cell>
          <table:table-cell office:value-type="float" office:value="1.098" calcext:value-type="float">
            <text:p>1.09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ng scattering</text:p>
          </table:table-cell>
          <table:table-cell table:formula="of:=165*PI()/180" office:value-type="float" office:value="2.87979326579064" calcext:value-type="float">
            <text:p>2.8797932658</text:p>
          </table:table-cell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Patamar inicial – valor da mass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 incident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>
        <table:table-column table:style-name="co2" table:default-cell-style-name="Default"/>
        <table:table-column table:style-name="co1" table:default-cell-style-name="ce4"/>
        <table:table-column table:style-name="co3" table:default-cell-style-name="ce4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ce4"/>
        <table:table-column table:style-name="co3" table:default-cell-style-name="ce4"/>
        <table:table-column table:style-name="co12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1" table:number-columns-repeated="3" table:default-cell-style-name="ce4"/>
        <table:table-column table:style-name="co14" table:default-cell-style-name="ce4"/>
        <table:table-column table:style-name="co15" table:default-cell-style-name="ce4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Altura do Patamar</text:p>
          </table:table-cell>
          <table:table-cell table:style-name="ce7" office:value-type="string" calcext:value-type="string" table:number-columns-spanned="2" table:number-rows-spanned="1">
            <text:p>METADE ESQUERDA</text:p>
          </table:table-cell>
          <table:covered-table-cell table:style-name="ce5"/>
          <table:table-cell table:style-name="ce1" table:number-columns-repeated="5"/>
          <table:table-cell table:style-name="ce1" office:value-type="string" calcext:value-type="string">
            <text:p>Altura do Patamar</text:p>
          </table:table-cell>
          <table:table-cell table:style-name="ce7" office:value-type="string" calcext:value-type="string" table:number-columns-spanned="2" table:number-rows-spanned="1">
            <text:p>METADE DIREITA</text:p>
          </table:table-cell>
          <table:covered-table-cell table:style-name="ce5"/>
          <table:table-cell table:style-name="ce1" table:number-columns-repeated="7"/>
          <table:table-cell table:style-name="ce5" table:number-columns-repeated="7"/>
          <table:table-cell table:style-name="ce1" table:number-columns-repeated="999"/>
        </table:table-row>
        <table:table-row table:style-name="ro1">
          <table:table-cell office:value-type="string" calcext:value-type="string">
            <text:p>Pat 0</text:p>
          </table:table-cell>
          <table:table-cell office:value-type="float" office:value="1095.5" calcext:value-type="float">
            <text:p>1095,5</text:p>
          </table:table-cell>
          <table:table-cell office:value-type="float" office:value="5.8" calcext:value-type="float">
            <text:p>5,8</text:p>
          </table:table-cell>
          <table:table-cell table:number-columns-repeated="5"/>
          <table:table-cell office:value-type="string" calcext:value-type="string">
            <text:p>Pat 0</text:p>
          </table:table-cell>
          <table:table-cell office:value-type="float" office:value="11.11" calcext:value-type="float">
            <text:p>11,11</text:p>
          </table:table-cell>
          <table:table-cell office:value-type="float" office:value="0.81" calcext:value-type="float">
            <text:p>0,81</text:p>
          </table:table-cell>
          <table:table-cell table:number-columns-repeated="5"/>
          <table:table-cell table:style-name="ce2" office:value-type="string" calcext:value-type="string" table:number-columns-spanned="7" table:number-rows-spanned="1">
            <text:p>composicao da amostra</text:p>
          </table:table-cell>
          <table:covered-table-cell table:style-name="ce1"/>
          <table:covered-table-cell table:number-columns-repeated="5" table:style-name="ce5"/>
          <table:table-cell table:number-columns-repeated="1001"/>
        </table:table-row>
        <table:table-row table:style-name="ro1">
          <table:table-cell office:value-type="string" calcext:value-type="string">
            <text:p>Pat 0 ½</text:p>
          </table:table-cell>
          <table:table-cell office:value-type="float" office:value="1181" calcext:value-type="float">
            <text:p>118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Pat ½</text:p>
          </table:table-cell>
          <table:table-cell office:value-type="float" office:value="144.9" calcext:value-type="float">
            <text:p>144,9</text:p>
          </table:table-cell>
          <table:table-cell office:value-type="float" office:value="9.1" calcext:value-type="float">
            <text:p>9,1</text:p>
          </table:table-cell>
          <table:table-cell table:number-columns-repeated="9"/>
          <table:table-cell office:value-type="string" calcext:value-type="string">
            <text:p>p1</text:p>
          </table:table-cell>
          <table:table-cell office:value-type="string" calcext:value-type="string">
            <text:p>ep1</text:p>
          </table:table-cell>
          <table:table-cell/>
          <table:table-cell office:value-type="string" calcext:value-type="string">
            <text:p>comp</text:p>
          </table:table-cell>
          <table:table-cell office:value-type="string" calcext:value-type="string">
            <text:p>ecom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 1</text:p>
          </table:table-cell>
          <table:table-cell office:value-type="float" office:value="1079" calcext:value-type="float">
            <text:p>1079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Pat 1</text:p>
          </table:table-cell>
          <table:table-cell office:value-type="float" office:value="2574" calcext:value-type="float">
            <text:p>257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formula="of:=['1'.S4]^2" office:value-type="float" office:value="81" calcext:value-type="float">
            <text:p>81</text:p>
          </table:table-cell>
          <table:table-cell table:formula="of:=(['1'.B4]-['1'.B5])/['1'.T4]" office:value-type="float" office:value="2.31481481481481" calcext:value-type="float">
            <text:p>2,3148148148</text:p>
          </table:table-cell>
          <table:table-cell table:formula="of:=SQRT(['1'.C4]^2+['1'.C5]^2)/['1'.T4]" office:value-type="float" office:value="0.194357221275599" calcext:value-type="float">
            <text:p>0,1943572213</text:p>
          </table:table-cell>
          <table:table-cell office:value-type="string" calcext:value-type="string">
            <text:p>b4-b5</text:p>
          </table:table-cell>
          <table:table-cell table:style-name="ce6" table:formula="of:=['1'.U4]/['1'.U10]" office:value-type="percentage" office:value="0.21241881732654" calcext:value-type="percentage">
            <text:p>21,24%</text:p>
          </table:table-cell>
          <table:table-cell table:style-name="ce6" table:formula="of:=(['1'.V4]/['1'.U4])*['1'.X4]" office:value-type="percentage" office:value="0.0178351766275257" calcext:value-type="percentage">
            <text:p>1,7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 2</text:p>
          </table:table-cell>
          <table:table-cell office:value-type="float" office:value="891.5" calcext:value-type="float">
            <text:p>891,5</text:p>
          </table:table-cell>
          <table:table-cell office:value-type="float" office:value="7.2" calcext:value-type="float">
            <text:p>7,2</text:p>
          </table:table-cell>
          <table:table-cell table:number-columns-repeated="5"/>
          <table:table-cell office:value-type="string" calcext:value-type="string">
            <text:p>Pat 1 ½</text:p>
          </table:table-cell>
          <table:table-cell office:value-type="float" office:value="84.1" calcext:value-type="float">
            <text:p>84,1</text:p>
          </table:table-cell>
          <table:table-cell office:value-type="float" office:value="4.9" calcext:value-type="float">
            <text:p>4,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formula="of:=['1'.S5]^2" office:value-type="float" office:value="121" calcext:value-type="float">
            <text:p>121</text:p>
          </table:table-cell>
          <table:table-cell table:formula="of:=(['1'.B5]-['1'.B8])/['1'.T5]" office:value-type="float" office:value="7.25190082644628" calcext:value-type="float">
            <text:p>7,2519008264</text:p>
          </table:table-cell>
          <table:table-cell table:formula="of:=SQRT(['1'.C5]^2+['1'.C7]^2)/['1'.T5]" office:value-type="float" office:value="0.0609556658333414" calcext:value-type="float">
            <text:p>0,0609556658</text:p>
          </table:table-cell>
          <table:table-cell office:value-type="string" calcext:value-type="string">
            <text:p>b3-b2</text:p>
          </table:table-cell>
          <table:table-cell table:style-name="ce6" table:formula="of:=['1'.U5]/['1'.U10]" office:value-type="percentage" office:value="0.66547016507077" calcext:value-type="percentage">
            <text:p>66,55%</text:p>
          </table:table-cell>
          <table:table-cell table:style-name="ce6" table:formula="of:=['1'.V5]/['1'.U5]*['1'.X5]" office:value-type="percentage" office:value="0.00559359235252952" calcext:value-type="percentage">
            <text:p>0,5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 3</text:p>
          </table:table-cell>
          <table:table-cell office:value-type="float" office:value="50.1" calcext:value-type="float">
            <text:p>50,1</text:p>
          </table:table-cell>
          <table:table-cell office:value-type="float" office:value="1.9" calcext:value-type="float">
            <text:p>1,9</text:p>
          </table:table-cell>
          <table:table-cell table:number-columns-repeated="5"/>
          <table:table-cell office:value-type="string" calcext:value-type="string">
            <text:p>Chao</text:p>
          </table:table-cell>
          <table:table-cell office:value-type="float" office:value="3.75" calcext:value-type="float">
            <text:p>3,75</text:p>
          </table:table-cell>
          <table:table-cell office:value-type="float" office:value="0.59" calcext:value-type="float">
            <text:p>0,5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table:formula="of:=['1'.S6]^2" office:value-type="float" office:value="256" calcext:value-type="float">
            <text:p>256</text:p>
          </table:table-cell>
          <table:table-cell table:formula="of:=(['1'.B7]-['1'.B8])/['1'.T6]" office:value-type="float" office:value="0.30109375" calcext:value-type="float">
            <text:p>0,30109375</text:p>
          </table:table-cell>
          <table:table-cell table:formula="of:=SQRT(['1'.C7]^2+['1'.C8]^2)/['1'.T6]" office:value-type="float" office:value="0.00668881868569901" calcext:value-type="float">
            <text:p>0,0066888187</text:p>
          </table:table-cell>
          <table:table-cell/>
          <table:table-cell table:style-name="ce6" table:formula="of:=['1'.U6]/['1'.U10]" office:value-type="percentage" office:value="0.0276298466167064" calcext:value-type="percentage">
            <text:p>2,76%</text:p>
          </table:table-cell>
          <table:table-cell table:style-name="ce6" table:formula="of:=['1'.V6]/['1'.U6]*['1'.X6]" office:value-type="percentage" office:value="0.00061379897235603" calcext:value-type="percentage">
            <text:p>0,0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 4</text:p>
          </table:table-cell>
          <table:table-cell office:value-type="float" office:value="91.1" calcext:value-type="float">
            <text:p>91,1</text:p>
          </table:table-cell>
          <table:table-cell office:value-type="float" office:value="1.6" calcext:value-type="float">
            <text:p>1,6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table:formula="of:=['1'.S7]^2" office:value-type="float" office:value="2500" calcext:value-type="float">
            <text:p>2500</text:p>
          </table:table-cell>
          <table:table-cell table:formula="of:=['1'.J4]/['1'.T7]" office:value-type="float" office:value="1.0296" calcext:value-type="float">
            <text:p>1,0296</text:p>
          </table:table-cell>
          <table:table-cell table:formula="of:=['1'.K4]/['1'.T7]" office:value-type="float" office:value="0.0048" calcext:value-type="float">
            <text:p>0,0048</text:p>
          </table:table-cell>
          <table:table-cell/>
          <table:table-cell table:style-name="ce6" table:formula="of:=['1'.U7]/['1'.U10]" office:value-type="percentage" office:value="0.0944811709859833" calcext:value-type="percentage">
            <text:p>9,45%</text:p>
          </table:table-cell>
          <table:table-cell table:style-name="ce6" table:formula="of:=['1'.V7]/['1'.U7]*['1'.X7]" office:value-type="percentage" office:value="0.000440471659608314" calcext:value-type="percentage">
            <text:p>0,0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hao</text:p>
          </table:table-cell>
          <table:table-cell office:value-type="float" office:value="14.02" calcext:value-type="float">
            <text:p>14,02</text:p>
          </table:table-cell>
          <table:table-cell office:value-type="float" office:value="0.61" calcext:value-type="float">
            <text:p>0,61</text:p>
          </table:table-cell>
          <table:table-cell table:number-columns-repeated="1021"/>
        </table:table-row>
        <table:table-row table:style-name="ro1">
          <table:table-cell table:number-columns-repeated="16"/>
          <table:table-cell table:style-name="ce1" table:number-columns-repeated="2"/>
          <table:table-cell table:style-name="ce5" table:number-columns-repeated="2"/>
          <table:table-cell table:style-name="ce5" office:value-type="string" calcext:value-type="string">
            <text:p>total</text:p>
          </table:table-cell>
          <table:table-cell table:style-name="ce5" table:number-columns-repeated="4"/>
          <table:table-cell table:number-columns-repeated="999"/>
        </table:table-row>
        <table:table-row table:style-name="ro1">
          <table:table-cell table:style-name="ce1" office:value-type="string" calcext:value-type="string">
            <text:p>Canal a Meia Altura</text:p>
          </table:table-cell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Canal</text:p>
          </table:table-cell>
          <table:table-cell table:style-name="ce1" office:value-type="string" calcext:value-type="string">
            <text:p>Energia(MeV)</text:p>
          </table:table-cell>
          <table:table-cell table:style-name="ce1" office:value-type="string" calcext:value-type="string">
            <text:p>eE(MeV)</text:p>
          </table:table-cell>
          <table:table-cell table:style-name="ce1" office:value-type="string" calcext:value-type="string">
            <text:p>M(uma)</text:p>
          </table:table-cell>
          <table:table-cell table:style-name="ce1" office:value-type="string" calcext:value-type="string">
            <text:p>eM(uma)</text:p>
          </table:table-cell>
          <table:table-cell table:style-name="ce1"/>
          <table:table-cell table:style-name="ce1" office:value-type="string" calcext:value-type="string">
            <text:p>Canal a Meia Altura</text:p>
          </table:table-cell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Canal</text:p>
          </table:table-cell>
          <table:table-cell table:style-name="ce1" office:value-type="string" calcext:value-type="string">
            <text:p>Energia(MeV)</text:p>
          </table:table-cell>
          <table:table-cell table:style-name="ce1" office:value-type="string" calcext:value-type="string">
            <text:p>eE(MeV)</text:p>
          </table:table-cell>
          <table:table-cell table:style-name="ce1" office:value-type="string" calcext:value-type="string">
            <text:p>M(uma)</text:p>
          </table:table-cell>
          <table:table-cell table:style-name="ce1" office:value-type="string" calcext:value-type="string">
            <text:p>eM(uma)</text:p>
          </table:table-cell>
          <table:table-cell table:style-name="ce1"/>
          <table:table-cell table:number-columns-repeated="4"/>
          <table:table-cell table:formula="of:=['1'.U4]+['1'.U5]+['1'.U6]+['1'.U7]" office:value-type="float" office:value="10.8974093912611" calcext:value-type="float">
            <text:p>10,8974093913</text:p>
          </table:table-cell>
          <table:table-cell table:number-columns-repeated="4"/>
          <table:table-cell table:style-name="ce1" table:number-columns-repeated="999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91.5" calcext:value-type="float">
            <text:p>291,5</text:p>
          </table:table-cell>
          <table:table-cell office:value-type="float" office:value="1.9" calcext:value-type="float">
            <text:p>1,9</text:p>
          </table:table-cell>
          <table:table-cell table:formula="of:=[calib.$F$9]+[calib.$F$10]*10^(-3)*['1'.B11]" office:value-type="float" office:value="0.7102145" calcext:value-type="float">
            <text:p>0,7102145</text:p>
          </table:table-cell>
          <table:table-cell table:formula="of:=SQRT([calib.$G$9]^2+([calib.$G$10]*10^(-3)*['1'.B11])^2+([calib.$F$10]*10^(-3)*['1'.C11])^2)" office:value-type="float" office:value="0.012516531392123" calcext:value-type="float">
            <text:p>0,0125165314</text:p>
          </table:table-cell>
          <table:table-cell table:formula="of:=-['1'.$B$27]/(['1'.D11]/1.998-1)*(1+['1'.D11]/1.998-2*SQRT(['1'.D11]/1.998)*COS(['1'.$B$28]))" office:value-type="float" office:value="15.5677553081525" calcext:value-type="float">
            <text:p>15,5677553082</text:p>
          </table:table-cell>
          <table:table-cell table:formula="of:=-['1'.$B$27]/(['1'.D11]/1.998-1)^2/SQRT(['1'.D11]/1.998)*((['1'.D11]/1.998+1)*COS(['1'.$B$28])-2*SQRT(['1'.D11]/1.998))*(['1'.E11]/1.998)" office:value-type="float" office:value="0.253224674528128" calcext:value-type="float">
            <text:p>0,2532246745</text:p>
          </table:table-cell>
          <table:table-cell/>
          <table:table-cell office:value-type="string" calcext:value-type="string">
            <text:p>c6</text:p>
          </table:table-cell>
          <table:table-cell office:value-type="float" office:value="731.48" calcext:value-type="float">
            <text:p>731,48</text:p>
          </table:table-cell>
          <table:table-cell office:value-type="float" office:value="0.17" calcext:value-type="float">
            <text:p>0,17</text:p>
          </table:table-cell>
          <table:table-cell table:formula="of:=[calib.$F$9]+[calib.$F$10]*10^(-3)*['1'.J11]" office:value-type="float" office:value="1.57389524" calcext:value-type="float">
            <text:p>1,57389524</text:p>
          </table:table-cell>
          <table:table-cell table:formula="of:=SQRT([calib.$G$9]^2+([calib.$G$10]*10^(-3)*['1'.J11])^2+([calib.$F$10]*10^(-3)*['1'.K11])^2)" office:value-type="float" office:value="0.016065101552947" calcext:value-type="float">
            <text:p>0,0160651016</text:p>
          </table:table-cell>
          <table:table-cell table:formula="of:=-['1'.$B$27]/(['1'.L11]/1.998-1)*(1+['1'.L11]/1.998-2*SQRT(['1'.L11]/1.998)*COS(['1'.$B$28]))" office:value-type="float" office:value="66.032493848174" calcext:value-type="float">
            <text:p>66,0324938482</text:p>
          </table:table-cell>
          <table:table-cell table:formula="of:=-['1'.$B$27]/(['1'.L11]/1.998-1)^2/SQRT(['1'.L11]/1.998)*((['1'.L11]/1.998+1)*COS(['1'.$B$28])-2*SQRT(['1'.L11]/1.998))*(['1'.M11]/1.998)" office:value-type="float" office:value="2.81789250746338" calcext:value-type="float">
            <text:p>2,8178925075</text:p>
          </table:table-cell>
          <table:table-cell table:number-columns-repeated="3"/>
          <table:table-cell table:style-name="Default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72.3" calcext:value-type="float">
            <text:p>372,3</text:p>
          </table:table-cell>
          <table:table-cell office:value-type="float" office:value="1.5" calcext:value-type="float">
            <text:p>1,5</text:p>
          </table:table-cell>
          <table:table-cell table:formula="of:=[calib.$F$9]+[calib.$F$10]*10^(-3)*['1'.B12]" office:value-type="float" office:value="0.8688249" calcext:value-type="float">
            <text:p>0,8688249</text:p>
          </table:table-cell>
          <table:table-cell table:formula="of:=SQRT([calib.$G$9]^2+([calib.$G$10]*10^(-3)*['1'.B12])^2+([calib.$F$10]*10^(-3)*['1'.C12])^2)" office:value-type="float" office:value="0.0128512079778517" calcext:value-type="float">
            <text:p>0,012851208</text:p>
          </table:table-cell>
          <table:table-cell table:formula="of:=-['1'.$B$27]/(['1'.D12]/1.998-1)*(1+['1'.D12]/1.998-2*SQRT(['1'.D12]/1.998)*COS(['1'.$B$28]))" office:value-type="float" office:value="19.1815180849152" calcext:value-type="float">
            <text:p>19,1815180849</text:p>
          </table:table-cell>
          <table:table-cell table:formula="of:=-['1'.$B$27]/(['1'.D12]/1.998-1)^2/SQRT(['1'.D12]/1.998)*((['1'.D12]/1.998+1)*COS(['1'.$B$28])-2*SQRT(['1'.D12]/1.998))*(['1'.E12]/1.998)" office:value-type="float" office:value="0.330569766485343" calcext:value-type="float">
            <text:p>0,3305697665</text:p>
          </table:table-cell>
          <table:table-cell/>
          <table:table-cell office:value-type="string" calcext:value-type="string">
            <text:p>c7</text:p>
          </table:table-cell>
          <table:table-cell office:value-type="float" office:value="818.65" calcext:value-type="float">
            <text:p>818,65</text:p>
          </table:table-cell>
          <table:table-cell office:value-type="float" office:value="0.18" calcext:value-type="float">
            <text:p>0,18</text:p>
          </table:table-cell>
          <table:table-cell table:formula="of:=[calib.$F$9]+[calib.$F$10]*10^(-3)*['1'.J12]" office:value-type="float" office:value="1.74500995" calcext:value-type="float">
            <text:p>1,74500995</text:p>
          </table:table-cell>
          <table:table-cell table:formula="of:=SQRT([calib.$G$9]^2+([calib.$G$10]*10^(-3)*['1'.J12])^2+([calib.$F$10]*10^(-3)*['1'.K12])^2)" office:value-type="float" office:value="0.0171082708569744" calcext:value-type="float">
            <text:p>0,0171082709</text:p>
          </table:table-cell>
          <table:table-cell table:formula="of:=-['1'.$B$27]/(['1'.L12]/1.998-1)*(1+['1'.L12]/1.998-2*SQRT(['1'.L12]/1.998)*COS(['1'.$B$28]))" office:value-type="float" office:value="116.271562608618" calcext:value-type="float">
            <text:p>116,2715626086</text:p>
          </table:table-cell>
          <table:table-cell table:formula="of:=-['1'.$B$27]/(['1'.L12]/1.998-1)^2/SQRT(['1'.L12]/1.998)*((['1'.L12]/1.998+1)*COS(['1'.$B$28])-2*SQRT(['1'.L12]/1.998))*(['1'.M12]/1.998)" office:value-type="float" office:value="8.41313272401662" calcext:value-type="float">
            <text:p>8,4131327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426.2" calcext:value-type="float">
            <text:p>426,2</text:p>
          </table:table-cell>
          <table:table-cell office:value-type="float" office:value="0.22" calcext:value-type="float">
            <text:p>0,22</text:p>
          </table:table-cell>
          <table:table-cell table:formula="of:=[calib.$F$9]+[calib.$F$10]*10^(-3)*['1'.B13]" office:value-type="float" office:value="0.9746306" calcext:value-type="float">
            <text:p>0,9746306</text:p>
          </table:table-cell>
          <table:table-cell table:formula="of:=SQRT([calib.$G$9]^2+([calib.$G$10]*10^(-3)*['1'.B13])^2+([calib.$F$10]*10^(-3)*['1'.C13])^2)" office:value-type="float" office:value="0.0129494398218456" calcext:value-type="float">
            <text:p>0,0129494398</text:p>
          </table:table-cell>
          <table:table-cell table:formula="of:=-['1'.$B$27]/(['1'.D13]/1.998-1)*(1+['1'.D13]/1.998-2*SQRT(['1'.D13]/1.998)*COS(['1'.$B$28]))" office:value-type="float" office:value="22.1671229859755" calcext:value-type="float">
            <text:p>22,167122986</text:p>
          </table:table-cell>
          <table:table-cell table:formula="of:=-['1'.$B$27]/(['1'.D13]/1.998-1)^2/SQRT(['1'.D13]/1.998)*((['1'.D13]/1.998+1)*COS(['1'.$B$28])-2*SQRT(['1'.D13]/1.998))*(['1'.E13]/1.998)" office:value-type="float" office:value="0.401172333369873" calcext:value-type="float">
            <text:p>0,40117233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468.5" calcext:value-type="float">
            <text:p>468,5</text:p>
          </table:table-cell>
          <table:table-cell office:value-type="float" office:value="0.99" calcext:value-type="float">
            <text:p>0,99</text:p>
          </table:table-cell>
          <table:table-cell table:formula="of:=[calib.$F$9]+[calib.$F$10]*10^(-3)*['1'.B14]" office:value-type="float" office:value="1.0576655" calcext:value-type="float">
            <text:p>1,0576655</text:p>
          </table:table-cell>
          <table:table-cell table:formula="of:=SQRT([calib.$G$9]^2+([calib.$G$10]*10^(-3)*['1'.B14])^2+([calib.$F$10]*10^(-3)*['1'.C14])^2)" office:value-type="float" office:value="0.0134523865152953" calcext:value-type="float">
            <text:p>0,0134523865</text:p>
          </table:table-cell>
          <table:table-cell table:formula="of:=-['1'.$B$27]/(['1'.D14]/1.998-1)*(1+['1'.D14]/1.998-2*SQRT(['1'.D14]/1.998)*COS(['1'.$B$28]))" office:value-type="float" office:value="24.9567004859034" calcext:value-type="float">
            <text:p>24,9567004859</text:p>
          </table:table-cell>
          <table:table-cell table:formula="of:=-['1'.$B$27]/(['1'.D14]/1.998-1)^2/SQRT(['1'.D14]/1.998)*((['1'.D14]/1.998+1)*COS(['1'.$B$28])-2*SQRT(['1'.D14]/1.998))*(['1'.E14]/1.998)" office:value-type="float" office:value="0.490290339956712" calcext:value-type="float">
            <text:p>0,49029034</text:p>
          </table:table-cell>
          <table:table-cell/>
          <table:table-cell table:style-name="ce1" office:value-type="string" calcext:value-type="string">
            <text:p>Largura do declive</text:p>
          </table:table-cell>
          <table:table-cell table:number-columns-repeated="7"/>
          <table:table-cell table:style-name="ce2" office:value-type="string" calcext:value-type="string" table:number-columns-spanned="7" table:number-rows-spanned="1">
            <text:p>Espessura dos Filmes</text:p>
          </table:table-cell>
          <table:covered-table-cell table:style-name="ce1"/>
          <table:covered-table-cell table:number-columns-repeated="5" table:style-name="ce5"/>
          <table:table-cell table:number-columns-repeated="1001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48.04" calcext:value-type="float">
            <text:p>548,04</text:p>
          </table:table-cell>
          <table:table-cell office:value-type="float" office:value="0.82" calcext:value-type="float">
            <text:p>0,82</text:p>
          </table:table-cell>
          <table:table-cell table:formula="of:=[calib.$F$9]+[calib.$F$10]*10^(-3)*['1'.B15]" office:value-type="float" office:value="1.21380252" calcext:value-type="float">
            <text:p>1,21380252</text:p>
          </table:table-cell>
          <table:table-cell table:formula="of:=SQRT([calib.$G$9]^2+([calib.$G$10]*10^(-3)*['1'.B15])^2+([calib.$F$10]*10^(-3)*['1'.C15])^2)" office:value-type="float" office:value="0.0141590978796391" calcext:value-type="float">
            <text:p>0,0141590979</text:p>
          </table:table-cell>
          <table:table-cell table:formula="of:=-['1'.$B$27]/(['1'.D15]/1.998-1)*(1+['1'.D15]/1.998-2*SQRT(['1'.D15]/1.998)*COS(['1'.$B$28]))" office:value-type="float" office:value="31.7439510397976" calcext:value-type="float">
            <text:p>31,7439510398</text:p>
          </table:table-cell>
          <table:table-cell table:formula="of:=-['1'.$B$27]/(['1'.D15]/1.998-1)^2/SQRT(['1'.D15]/1.998)*((['1'.D15]/1.998+1)*COS(['1'.$B$28])-2*SQRT(['1'.D15]/1.998))*(['1'.E15]/1.998)" office:value-type="float" office:value="0.734959703793627" calcext:value-type="float">
            <text:p>0,7349597038</text:p>
          </table:table-cell>
          <table:table-cell/>
          <table:table-cell office:value-type="string" calcext:value-type="string">
            <text:p>w6</text:p>
          </table:table-cell>
          <table:table-cell office:value-type="float" office:value="12.69" calcext:value-type="float">
            <text:p>12,69</text:p>
          </table:table-cell>
          <table:table-cell office:value-type="float" office:value="0.22" calcext:value-type="float">
            <text:p>0,22</text:p>
          </table:table-cell>
          <table:table-cell table:number-columns-repeated="9"/>
          <table:table-cell office:value-type="string" calcext:value-type="string">
            <text:p>DE (MeV)</text:p>
          </table:table-cell>
          <table:table-cell office:value-type="string" calcext:value-type="string">
            <text:p>eDE (MeV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t(um)</text:p>
          </table:table-cell>
          <table:table-cell office:value-type="string" calcext:value-type="string">
            <text:p>et(um)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w7</text:p>
          </table:table-cell>
          <table:table-cell office:value-type="float" office:value="14.55" calcext:value-type="float">
            <text:p>14,55</text:p>
          </table:table-cell>
          <table:table-cell office:value-type="float" office:value="0.24" calcext:value-type="float">
            <text:p>0,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formula="of:=['1'.D12]-['1'.D11]" office:value-type="float" office:value="0.1586104" calcext:value-type="float">
            <text:p>0,1586104</text:p>
          </table:table-cell>
          <table:table-cell table:formula="of:=['1'.E11]" office:value-type="float" office:value="0.012516531392123" calcext:value-type="float">
            <text:p>0,0125165314</text:p>
          </table:table-cell>
          <table:table-cell table:formula="of:=['1'.U16]/['1'.W21]" office:value-type="float" office:value="0.0000676697678163744" calcext:value-type="float">
            <text:p>6,76697678163744E-05</text:p>
          </table:table-cell>
          <table:table-cell table:formula="of:=SQRT( (['1'.V16]/['1'.W21])^2+(['1'.X21]*['1'.U16]/['1'.W21]^2)^2 )" office:value-type="float" office:value="0.00000534641700941463" calcext:value-type="float">
            <text:p>5,34641700941463E-06</text:p>
          </table:table-cell>
          <table:table-cell table:formula="of:=['1'.W16]/1.696*10*10^3" office:value-type="float" office:value="0.398996272502208" calcext:value-type="float">
            <text:p>0,3989962725</text:p>
          </table:table-cell>
          <table:table-cell table:formula="of:=['1'.X16]/1.696*10*10^3" office:value-type="float" office:value="0.0315236851970202" calcext:value-type="float">
            <text:p>0,0315236852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Largura do declive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formula="of:=['1'.D15]-['1'.D14]" office:value-type="float" office:value="0.15613702" calcext:value-type="float">
            <text:p>0,15613702</text:p>
          </table:table-cell>
          <table:table-cell table:formula="of:=['1'.E14]" office:value-type="float" office:value="0.0134523865152953" calcext:value-type="float">
            <text:p>0,0134523865</text:p>
          </table:table-cell>
          <table:table-cell table:formula="of:=['1'.U17]/['1'.W22]" office:value-type="float" office:value="0.0000772936782489556" calcext:value-type="float">
            <text:p>7,72936782489556E-05</text:p>
          </table:table-cell>
          <table:table-cell table:formula="of:=SQRT( (['1'.V17]/['1'.W22])^2+(['1'.X22]*['1'.U17]/['1'.W22]^2)^2 )" office:value-type="float" office:value="0.00000666633272417653" calcext:value-type="float">
            <text:p>6,66633272417653E-06</text:p>
          </table:table-cell>
          <table:table-cell table:formula="of:=['1'.W17]*10*10^3/2.07" office:value-type="float" office:value="0.373399411830703" calcext:value-type="float">
            <text:p>0,3733994118</text:p>
          </table:table-cell>
          <table:table-cell table:formula="of:=['1'.X17]/1.696*10*10^3" office:value-type="float" office:value="0.0393062071000974" calcext:value-type="float">
            <text:p>0,039306207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6.6" calcext:value-type="float">
            <text:p>6,6</text:p>
          </table:table-cell>
          <table:table-cell office:value-type="float" office:value="2.8" calcext:value-type="float">
            <text:p>2,8</text:p>
          </table:table-cell>
          <table:table-cell table:number-columns-repeated="5"/>
          <table:table-cell table:style-name="ce1" office:value-type="string" calcext:value-type="string">
            <text:p>Ponto de Apoio Inter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Sn</text:p>
          </table:table-cell>
          <table:table-cell table:formula="of:=['1'.L12]-['1'.L11]" office:value-type="float" office:value="0.17111471" calcext:value-type="float">
            <text:p>0,17111471</text:p>
          </table:table-cell>
          <table:table-cell table:formula="of:=['1'.M11]" office:value-type="float" office:value="0.016065101552947" calcext:value-type="float">
            <text:p>0,0160651016</text:p>
          </table:table-cell>
          <table:table-cell table:formula="of:=['1'.U18]/['1'.W23]" office:value-type="float" office:value="0.000158741498307583" calcext:value-type="float">
            <text:p>0,0001587415</text:p>
          </table:table-cell>
          <table:table-cell table:formula="of:=SQRT( (['1'.V18]/['1'.W23])^2+(['1'.X23]*['1'.U18]/['1'.W23]^2)^2 )" office:value-type="float" office:value="0.0000149219965597952" calcext:value-type="float">
            <text:p>0,000014922</text:p>
          </table:table-cell>
          <table:table-cell table:formula="of:=['1'.W18]/5.679*10*10^3" office:value-type="float" office:value="0.279523680767007" calcext:value-type="float">
            <text:p>0,2795236808</text:p>
          </table:table-cell>
          <table:table-cell table:style-name="ce4" table:formula="of:=['1'.X18]/5.679*10*10^3" office:value-type="float" office:value="0.0262757467156105" calcext:value-type="float">
            <text:p>0,026275746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1 ½</text:p>
          </table:table-cell>
          <table:table-cell office:value-type="float" office:value="11.4" calcext:value-type="float">
            <text:p>11,4</text:p>
          </table:table-cell>
          <table:table-cell office:value-type="float" office:value="2.2" calcext:value-type="float">
            <text:p>2,2</text:p>
          </table:table-cell>
          <table:table-cell table:number-columns-repeated="5"/>
          <table:table-cell office:value-type="string" calcext:value-type="string">
            <text:p>lesq</text:p>
          </table:table-cell>
          <table:table-cell office:value-type="float" office:value="694.6" calcext:value-type="float">
            <text:p>694,6</text:p>
          </table:table-cell>
          <table:table-cell office:value-type="float" office:value="0.96" calcext:value-type="float">
            <text:p>0,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14" calcext:value-type="float">
            <text:p>14</text:p>
          </table:table-cell>
          <table:table-cell office:value-type="float" office:value="0.29" calcext:value-type="float">
            <text:p>0,29</text:p>
          </table:table-cell>
          <table:table-cell table:number-columns-repeated="5"/>
          <table:table-cell office:value-type="string" calcext:value-type="string">
            <text:p>ldir</text:p>
          </table:table-cell>
          <table:table-cell office:value-type="float" office:value="876.4" calcext:value-type="float">
            <text:p>876,4</text:p>
          </table:table-cell>
          <table:table-cell office:value-type="float" office:value="1.6" calcext:value-type="float">
            <text:p>1,6</text:p>
          </table:table-cell>
          <table:table-cell table:number-columns-repeated="9"/>
          <table:table-cell office:value-type="string" calcext:value-type="string">
            <text:p>dE/dt (E0)</text:p>
          </table:table-cell>
          <table:table-cell office:value-type="string" calcext:value-type="string">
            <text:p>dE/dt (E’0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5.9" calcext:value-type="float">
            <text:p>5,9</text:p>
          </table:table-cell>
          <table:table-cell office:value-type="float" office:value="1.6" calcext:value-type="float">
            <text:p>1,6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formula="of:=(1331+1098)/2" office:value-type="float" office:value="1214.5" calcext:value-type="float">
            <text:p>1214,5</text:p>
          </table:table-cell>
          <table:table-cell table:formula="of:=(1821+1324)/2" office:value-type="float" office:value="1572.5" calcext:value-type="float">
            <text:p>1572,5</text:p>
          </table:table-cell>
          <table:table-cell table:formula="of:=(['1'.U21]*['1'.D12]/1.998+['1'.V21]/COS(['1'.B29]))" office:value-type="float" office:value="2343.88863916894" calcext:value-type="float">
            <text:p>2343,8886391689</text:p>
          </table:table-cell>
          <table:table-cell table:formula="of:=['1'.U21]*['1'.E12]/1.998/COS(['1'.B29])" office:value-type="float" office:value="9.02018314724538" calcext:value-type="float">
            <text:p>9,02018314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7.7" calcext:value-type="float">
            <text:p>17,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string" calcext:value-type="string">
            <text:p>LEGENDA</text:p>
          </table:table-cell>
          <table:table-cell table:number-columns-repeated="4"/>
          <table:table-cell office:value-type="string" calcext:value-type="string">
            <text:p>X^2/ngl</text:p>
          </table:table-cell>
          <table:table-cell office:value-type="float" office:value="1.973" calcext:value-type="float">
            <text:p>1,97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formula="of:=(1024+912.5)/2" office:value-type="float" office:value="968.25" calcext:value-type="float">
            <text:p>968,25</text:p>
          </table:table-cell>
          <table:table-cell table:formula="of:=(1278+1202)/2" office:value-type="float" office:value="1240" calcext:value-type="float">
            <text:p>1240</text:p>
          </table:table-cell>
          <table:table-cell table:formula="of:=(['1'.U22]*['1'.D15]/1.998+['1'.V22]/COS(['1'.B29]))" office:value-type="float" office:value="2020.04903295063" calcext:value-type="float">
            <text:p>2020,0490329506</text:p>
          </table:table-cell>
          <table:table-cell table:formula="of:=['1'.U22]*['1'.E15]/1.998/COS(['1'.B29])" office:value-type="float" office:value="7.92313350843005" calcext:value-type="float">
            <text:p>7,9231335084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8" office:value-type="string" calcext:value-type="string">
            <text:p>!!!!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atamar final – usar para espessura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Sn</text:p>
          </table:table-cell>
          <table:table-cell office:value-type="float" office:value="510.9" calcext:value-type="float">
            <text:p>510,9</text:p>
          </table:table-cell>
          <table:table-cell office:value-type="float" office:value="547.1" calcext:value-type="float">
            <text:p>547,1</text:p>
          </table:table-cell>
          <table:table-cell table:formula="of:=(['1'.U23]*['1'.L12]/1.998+['1'.V23]/COS(['1'.B29]))" office:value-type="float" office:value="1077.94566527552" calcext:value-type="float">
            <text:p>1077,9456652755</text:p>
          </table:table-cell>
          <table:table-cell table:formula="of:=['1'.U23]*['1'.M12]/1.998/COS(['1'.B29])" office:value-type="float" office:value="5.05144820668089" calcext:value-type="float">
            <text:p>5,051448206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^2/ngl</text:p>
          </table:table-cell>
          <table:table-cell office:value-type="float" office:value="1.293" calcext:value-type="float">
            <text:p>1,293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patamar inicial – valor da massa</text:p>
          </table:table-cell>
          <table:table-cell table:number-columns-repeated="15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office:value-type="string" calcext:value-type="string">
            <text:p>c3</text:p>
          </table:table-cell>
          <table:table-cell office:value-type="string" calcext:value-type="string">
            <text:p>patamar inicial – valor da massa</text:p>
          </table:table-cell>
          <table:table-cell table:number-columns-repeated="14"/>
          <table:table-cell office:value-type="float" office:value="510.9" calcext:value-type="float">
            <text:p>510,9</text:p>
          </table:table-cell>
          <table:table-cell office:value-type="float" office:value="532.3" calcext:value-type="float">
            <text:p>532,3</text:p>
          </table:table-cell>
          <table:table-cell office:value-type="float" office:value="547.1" calcext:value-type="float">
            <text:p>547,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c4</text:p>
          </table:table-cell>
          <table:table-cell office:value-type="string" calcext:value-type="string">
            <text:p>patamar final – usar para espessu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(He)</text:p>
          </table:table-cell>
          <table:table-cell office:value-type="float" office:value="4.002" calcext:value-type="float">
            <text:p>4,002</text:p>
          </table:table-cell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patamar inicial – valor da massa</text:p>
          </table:table-cell>
          <table:table-cell table:number-columns-repeated="12"/>
          <table:table-cell office:value-type="string" calcext:value-type="string">
            <text:p>E0</text:p>
          </table:table-cell>
          <table:table-cell office:value-type="float" office:value="1.998" calcext:value-type="float">
            <text:p>1,9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g scattering</text:p>
          </table:table-cell>
          <table:table-cell table:formula="of:=165*PI()/180" office:value-type="float" office:value="2.87979326579064" calcext:value-type="float">
            <text:p>2,8797932658</text:p>
          </table:table-cell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patamar final – usar para espessura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E’0</text:p>
          </table:table-cell>
          <table:table-cell office:value-type="float" office:value="0.71" calcext:value-type="float">
            <text:p>0,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g incidente</text:p>
          </table:table-cell>
          <table:table-cell table:formula="of:=30*PI()/180" office:value-type="float" office:value="0.523598775598299" calcext:value-type="float">
            <text:p>0,5235987756</text:p>
          </table:table-cell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patamar inicial – valor da massa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E’0</text:p>
          </table:table-cell>
          <table:table-cell office:value-type="float" office:value="1.058" calcext:value-type="float">
            <text:p>1,058</text:p>
          </table:table-cell>
          <table:table-cell table:number-columns-repeated="100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ostra - 0º" table:style-name="ta1">
        <table:table-column table:style-name="co1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19" table:default-cell-style-name="ce13"/>
        <table:table-column table:style-name="co25" table:default-cell-style-name="ce13"/>
        <table:table-column table:style-name="co19" table:number-columns-repeated="2" table:default-cell-style-name="ce13"/>
        <table:table-column table:style-name="co26" table:number-columns-repeated="4" table:default-cell-style-name="ce13"/>
        <table:table-column table:style-name="co9" table:default-cell-style-name="ce13"/>
        <table:table-column table:style-name="co26" table:number-columns-repeated="2" table:default-cell-style-name="ce13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Pat Inicial</text:p>
          </table:table-cell>
          <table:table-cell table:style-name="ce14" office:value-type="string" calcext:value-type="string">
            <text:p>Fluor 1</text:p>
          </table:table-cell>
          <table:table-cell table:style-name="ce14" office:value-type="string" calcext:value-type="string">
            <text:p>Fluor 2</text:p>
          </table:table-cell>
          <table:table-cell table:style-name="ce14" office:value-type="string" calcext:value-type="string">
            <text:p>Pat Substr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Chao esq</text:p>
          </table:table-cell>
          <table:table-cell table:style-name="ce14" office:value-type="string" calcext:value-type="string">
            <text:p>S 1</text:p>
          </table:table-cell>
          <table:table-cell table:style-name="ce14" office:value-type="string" calcext:value-type="string">
            <text:p>S 2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Chao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Sn 1</text:p>
          </table:table-cell>
          <table:table-cell table:style-name="ce14" office:value-type="string" calcext:value-type="string">
            <text:p>Sn 2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Chao</text:p>
          </table:table-cell>
          <table:table-cell table:style-name="ce9"/>
          <table:table-cell table:style-name="ce9" office:value-type="string" calcext:value-type="string">
            <text:p>m(He)</text:p>
          </table:table-cell>
          <table:table-cell table:style-name="ce19" office:value-type="float" office:value="4.002" calcext:value-type="float">
            <text:p>4.002</text:p>
          </table:table-cell>
          <table:table-cell table:style-name="ce9" table:number-columns-repeated="1004"/>
        </table:table-row>
        <table:table-row table:style-name="ro1">
          <table:table-cell/>
          <table:table-cell table:style-name="ce14" office:value-type="string" calcext:value-type="string">
            <text:p>N (Cts)</text:p>
          </table:table-cell>
          <table:table-cell office:value-type="float" office:value="1349.1" calcext:value-type="float">
            <text:p>1349.1</text:p>
          </table:table-cell>
          <table:table-cell office:value-type="float" office:value="1408" calcext:value-type="float">
            <text:p>1408</text:p>
          </table:table-cell>
          <table:table-cell office:value-type="float" office:value="1375.5" calcext:value-type="float">
            <text:p>1375.5</text:p>
          </table:table-cell>
          <table:table-cell office:value-type="float" office:value="1085.2" calcext:value-type="float">
            <text:p>1085.2</text:p>
          </table:table-cell>
          <table:table-cell office:value-type="float" office:value="77.9" calcext:value-type="float">
            <text:p>77.9</text:p>
          </table:table-cell>
          <table:table-cell office:value-type="float" office:value="37.9" calcext:value-type="float">
            <text:p>37.9</text:p>
          </table:table-cell>
          <table:table-cell office:value-type="float" office:value="112.9" calcext:value-type="float">
            <text:p>112.9</text:p>
          </table:table-cell>
          <table:table-cell office:value-type="float" office:value="81.6" calcext:value-type="float">
            <text:p>81.6</text:p>
          </table:table-cell>
          <table:table-cell office:value-type="float" office:value="18.3" calcext:value-type="float">
            <text:p>18.3</text:p>
          </table:table-cell>
          <table:table-cell office:value-type="float" office:value="8.24" calcext:value-type="float">
            <text:p>8.24</text:p>
          </table:table-cell>
          <table:table-cell office:value-type="float" office:value="183" calcext:value-type="float">
            <text:p>183</text:p>
          </table:table-cell>
          <table:table-cell office:value-type="float" office:value="2945" calcext:value-type="float">
            <text:p>2945</text:p>
          </table:table-cell>
          <table:table-cell office:value-type="float" office:value="2663" calcext:value-type="float">
            <text:p>2663</text:p>
          </table:table-cell>
          <table:table-cell office:value-type="float" office:value="117.6" calcext:value-type="float">
            <text:p>117.6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9" office:value-type="string" calcext:value-type="string">
            <text:p>ang scat</text:p>
          </table:table-cell>
          <table:table-cell table:formula="of:=165*PI()/180" office:value-type="float" office:value="2.87979326579064" calcext:value-type="float">
            <text:p>2.8797932658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eN (Cts)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office:value-type="float" office:value="9.3" calcext:value-type="float">
            <text:p>9.3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0.89" calcext:value-type="float">
            <text:p>0.89</text:p>
          </table:table-cell>
          <table:table-cell office:value-type="float" office:value="0.81" calcext:value-type="float">
            <text:p>0.8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9" office:value-type="string" calcext:value-type="string">
            <text:p>ang inc</text:p>
          </table:table-cell>
          <table:table-cell table:formula="of:=0*PI()/18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9" office:value-type="string" calcext:value-type="string">
            <text:p>E0</text:p>
          </table:table-cell>
          <table:table-cell table:style-name="ce13" office:value-type="float" office:value="1.9985" calcext:value-type="float">
            <text:p>1.998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14" office:value-type="string" calcext:value-type="string">
            <text:p>Fluor</text:p>
          </table:table-cell>
          <table:table-cell table:style-name="ce14" office:value-type="string" calcext:value-type="string">
            <text:p>Subs</text:p>
          </table:table-cell>
          <table:table-cell table:style-name="ce14" office:value-type="string" calcext:value-type="string">
            <text:p>S 1</text:p>
          </table:table-cell>
          <table:table-cell table:style-name="ce14" office:value-type="string" calcext:value-type="string">
            <text:p>S 2</text:p>
          </table:table-cell>
          <table:table-cell table:number-columns-repeated="2" table:style-name="ce14" office:value-type="string" calcext:value-type="string">
            <text:p>Int</text:p>
          </table:table-cell>
          <table:table-cell table:style-name="ce14" office:value-type="string" calcext:value-type="string">
            <text:p>Sn 1</text:p>
          </table:table-cell>
          <table:table-cell table:style-name="ce14" office:value-type="string" calcext:value-type="string">
            <text:p>Sn 2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wF</text:p>
          </table:table-cell>
          <table:table-cell table:style-name="ce14" office:value-type="string" calcext:value-type="string">
            <text:p>wS</text:p>
          </table:table-cell>
          <table:table-cell table:style-name="ce14" office:value-type="string" calcext:value-type="string">
            <text:p>wS1</text:p>
          </table:table-cell>
          <table:table-cell table:style-name="ce14" office:value-type="string" calcext:value-type="string">
            <text:p>wS2</text:p>
          </table:table-cell>
          <table:table-cell table:style-name="ce14" office:value-type="string" calcext:value-type="string">
            <text:p>wSn1</text:p>
          </table:table-cell>
          <table:table-cell table:style-name="ce14" office:value-type="string" calcext:value-type="string">
            <text:p>wSn2</text:p>
          </table:table-cell>
          <table:table-cell table:number-columns-repeated="1007"/>
        </table:table-row>
        <table:table-row table:style-name="ro1">
          <table:table-cell/>
          <table:table-cell table:style-name="ce14" office:value-type="string" calcext:value-type="string">
            <text:p>Ch </text:p>
          </table:table-cell>
          <table:table-cell office:value-type="float" office:value="370.6" calcext:value-type="float">
            <text:p>370.6</text:p>
          </table:table-cell>
          <table:table-cell office:value-type="float" office:value="444.73" calcext:value-type="float">
            <text:p>444.73</text:p>
          </table:table-cell>
          <table:table-cell office:value-type="float" office:value="488.07" calcext:value-type="float">
            <text:p>488.07</text:p>
          </table:table-cell>
          <table:table-cell office:value-type="float" office:value="553.71" calcext:value-type="float">
            <text:p>553.71</text:p>
          </table:table-cell>
          <table:table-cell office:value-type="float" office:value="680.32" calcext:value-type="float">
            <text:p>680.32</text:p>
          </table:table-cell>
          <table:table-cell office:value-type="float" office:value="718.54" calcext:value-type="float">
            <text:p>718.54</text:p>
          </table:table-cell>
          <table:table-cell office:value-type="float" office:value="751.98" calcext:value-type="float">
            <text:p>751.98</text:p>
          </table:table-cell>
          <table:table-cell office:value-type="float" office:value="824.25" calcext:value-type="float">
            <text:p>824.25</text:p>
          </table:table-cell>
          <table:table-cell office:value-type="float" office:value="871.7" calcext:value-type="float">
            <text:p>871.7</text:p>
          </table:table-cell>
          <table:table-cell office:value-type="float" office:value="23.3" calcext:value-type="float">
            <text:p>23.3</text:p>
          </table:table-cell>
          <table:table-cell office:value-type="float" office:value="13.53" calcext:value-type="float">
            <text:p>13.53</text:p>
          </table:table-cell>
          <table:table-cell office:value-type="float" office:value="10.22" calcext:value-type="float">
            <text:p>10.22</text:p>
          </table:table-cell>
          <table:table-cell office:value-type="float" office:value="8.6" calcext:value-type="float">
            <text:p>8.6</text:p>
          </table:table-cell>
          <table:table-cell office:value-type="float" office:value="11.6" calcext:value-type="float">
            <text:p>11.6</text:p>
          </table:table-cell>
          <table:table-cell office:value-type="float" office:value="10.78" calcext:value-type="float">
            <text:p>10.78</text:p>
          </table:table-cell>
          <table:table-cell table:number-columns-repeated="1007"/>
        </table:table-row>
        <table:table-row table:style-name="ro1">
          <table:table-cell/>
          <table:table-cell table:style-name="ce14" office:value-type="string" calcext:value-type="string">
            <text:p>eCh</text:p>
          </table:table-cell>
          <table:table-cell office:value-type="float" office:value="1.4" calcext:value-type="float">
            <text:p>1.4</text:p>
          </table:table-cell>
          <table:table-cell office:value-type="float" office:value="0.19" calcext:value-type="float">
            <text:p>0.19</text:p>
          </table:table-cell>
          <table:table-cell office:value-type="float" office:value="0.69" calcext:value-type="float">
            <text:p>0.69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83" calcext:value-type="float">
            <text:p>0.83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office:value-type="float" office:value="0.26" calcext:value-type="float">
            <text:p>0.26</text:p>
          </table:table-cell>
          <table:table-cell office:value-type="float" office:value="0.87" calcext:value-type="float">
            <text:p>0.87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07"/>
        </table:table-row>
        <table:table-row table:style-name="ro1">
          <table:table-cell/>
          <table:table-cell table:style-name="ce14" office:value-type="string" calcext:value-type="string">
            <text:p>E(MeV)</text:p>
          </table:table-cell>
          <table:table-cell table:formula="of:=[calib.$F$9]+[calib.$F$10]*10^(-3)*[.C7]" office:value-type="float" office:value="0.8654878" calcext:value-type="float">
            <text:p>0.8654878</text:p>
          </table:table-cell>
          <table:table-cell table:formula="of:=[calib.$F$9]+[calib.$F$10]*10^(-3)*[.D7]" office:value-type="float" office:value="1.01100499" calcext:value-type="float">
            <text:p>1.01100499</text:p>
          </table:table-cell>
          <table:table-cell table:formula="of:=[calib.$F$9]+[calib.$F$10]*10^(-3)*[.E7]" office:value-type="float" office:value="1.09608141" calcext:value-type="float">
            <text:p>1.09608141</text:p>
          </table:table-cell>
          <table:table-cell table:formula="of:=[calib.$F$9]+[calib.$F$10]*10^(-3)*[.F7]" office:value-type="float" office:value="1.22493273" calcext:value-type="float">
            <text:p>1.22493273</text:p>
          </table:table-cell>
          <table:table-cell table:formula="of:=[calib.$F$9]+[calib.$F$10]*10^(-3)*[.G7]" office:value-type="float" office:value="1.47346816" calcext:value-type="float">
            <text:p>1.47346816</text:p>
          </table:table-cell>
          <table:table-cell table:formula="of:=[calib.$F$9]+[calib.$F$10]*10^(-3)*[.H7]" office:value-type="float" office:value="1.54849402" calcext:value-type="float">
            <text:p>1.54849402</text:p>
          </table:table-cell>
          <table:table-cell table:formula="of:=[calib.$F$9]+[calib.$F$10]*10^(-3)*[.I7]" office:value-type="float" office:value="1.61413674" calcext:value-type="float">
            <text:p>1.61413674</text:p>
          </table:table-cell>
          <table:table-cell table:formula="of:=[calib.$F$9]+[calib.$F$10]*10^(-3)*[.J7]" office:value-type="float" office:value="1.75600275" calcext:value-type="float">
            <text:p>1.75600275</text:p>
          </table:table-cell>
          <table:table-cell table:formula="of:=[calib.$F$9]+[calib.$F$10]*10^(-3)*[.K7]" office:value-type="float" office:value="1.8491471" calcext:value-type="float">
            <text:p>1.8491471</text:p>
          </table:table-cell>
          <table:table-cell table:number-columns-repeated="7"/>
          <table:table-cell office:value-type="string" calcext:value-type="string">
            <text:p>Xi^2/ngl</text:p>
          </table:table-cell>
          <table:table-cell office:value-type="float" office:value="1.398" calcext:value-type="float">
            <text:p>1.398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eE(MeV)</text:p>
          </table:table-cell>
          <table:table-cell table:formula="of:=SQRT([calib.$G$9]^2 + [calib.$G$10]^2*[.C7]^2*10^-6 + [calib.$F$10]^2*[.C8]^2*10^-6)" office:value-type="float" office:value="0.0127950286986782" calcext:value-type="float">
            <text:p>0.0127950287</text:p>
          </table:table-cell>
          <table:table-cell table:formula="of:=SQRT([calib.$G$9]^2 + [calib.$G$10]^2*[.D7]^2*10^-6 + [calib.$F$10]^2*[.D8]^2*10^-6)" office:value-type="float" office:value="0.0131061820711945" calcext:value-type="float">
            <text:p>0.0131061821</text:p>
          </table:table-cell>
          <table:table-cell table:formula="of:=SQRT([calib.$G$9]^2 + [calib.$G$10]^2*[.E7]^2*10^-6 + [calib.$F$10]^2*[.E8]^2*10^-6)" office:value-type="float" office:value="0.013557910759232" calcext:value-type="float">
            <text:p>0.0135579108</text:p>
          </table:table-cell>
          <table:table-cell table:formula="of:=SQRT([calib.$G$9]^2 + [calib.$G$10]^2*[.F7]^2*10^-6 + [calib.$F$10]^2*[.F8]^2*10^-6)" office:value-type="float" office:value="0.014224563660162" calcext:value-type="float">
            <text:p>0.0142245637</text:p>
          </table:table-cell>
          <table:table-cell table:formula="of:=SQRT([calib.$G$9]^2 + [calib.$G$10]^2*[.G7]^2*10^-6 + [calib.$F$10]^2*[.G8]^2*10^-6)" office:value-type="float" office:value="0.0155849502489678" calcext:value-type="float">
            <text:p>0.0155849502</text:p>
          </table:table-cell>
          <table:table-cell table:formula="of:=SQRT([calib.$G$9]^2 + [calib.$G$10]^2*[.H7]^2*10^-6 + [calib.$F$10]^2*[.H8]^2*10^-6)" office:value-type="float" office:value="0.0159946027519817" calcext:value-type="float">
            <text:p>0.0159946028</text:p>
          </table:table-cell>
          <table:table-cell table:formula="of:=SQRT([calib.$G$9]^2 + [calib.$G$10]^2*[.I7]^2*10^-6 + [calib.$F$10]^2*[.I8]^2*10^-6)" office:value-type="float" office:value="0.0163064536378484" calcext:value-type="float">
            <text:p>0.0163064536</text:p>
          </table:table-cell>
          <table:table-cell table:formula="of:=SQRT([calib.$G$9]^2 + [calib.$G$10]^2*[.J7]^2*10^-6 + [calib.$F$10]^2*[.J8]^2*10^-6)" office:value-type="float" office:value="0.0171782792378311" calcext:value-type="float">
            <text:p>0.0171782792</text:p>
          </table:table-cell>
          <table:table-cell table:formula="of:=SQRT([calib.$G$9]^2 + [calib.$G$10]^2*[.K7]^2*10^-6 + [calib.$F$10]^2*[.K8]^2*10^-6)" office:value-type="float" office:value="0.0179453777182315" calcext:value-type="float">
            <text:p>0.0179453777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M(uma)</text:p>
          </table:table-cell>
          <table:table-cell table:formula="of:=[.$T$2]*(1+[.C9]/[.$T$5]-2*SQRT([.C9]/[.$T$5])*COS([.$T$3]))/(1-[.C9]/[.$T$5])" office:value-type="float" office:value="19.0903763913063" calcext:value-type="float">
            <text:p>19.0903763913</text:p>
          </table:table-cell>
          <table:table-cell table:formula="of:=[.$T$2]*(1+[.D9]/[.$T$5]-2*SQRT([.D9]/[.$T$5])*COS([.$T$3]))/(1-[.D9]/[.$T$5])" office:value-type="float" office:value="23.3252629162691" calcext:value-type="float">
            <text:p>23.3252629163</text:p>
          </table:table-cell>
          <table:table-cell table:formula="of:=[.$T$2]*(1+[.E9]/[.$T$5]-2*SQRT([.E9]/[.$T$5])*COS([.$T$3]))/(1-[.E9]/[.$T$5])" office:value-type="float" office:value="26.4036059935747" calcext:value-type="float">
            <text:p>26.4036059936</text:p>
          </table:table-cell>
          <table:table-cell table:formula="of:=[.$T$2]*(1+[.F9]/[.$T$5]-2*SQRT([.F9]/[.$T$5])*COS([.$T$3]))/(1-[.F9]/[.$T$5])" office:value-type="float" office:value="32.3134909266231" calcext:value-type="float">
            <text:p>32.3134909266</text:p>
          </table:table-cell>
          <table:table-cell table:formula="of:=[.$T$2]*(1+[.G9]/[.$T$5]-2*SQRT([.G9]/[.$T$5])*COS([.$T$3]))/(1-[.G9]/[.$T$5])" office:value-type="float" office:value="51.7336898804187" calcext:value-type="float">
            <text:p>51.7336898804</text:p>
          </table:table-cell>
          <table:table-cell table:formula="of:=[.$T$2]*(1+[.H9]/[.$T$5]-2*SQRT([.H9]/[.$T$5])*COS([.$T$3]))/(1-[.H9]/[.$T$5])" office:value-type="float" office:value="61.7673093218596" calcext:value-type="float">
            <text:p>61.7673093219</text:p>
          </table:table-cell>
          <table:table-cell table:formula="of:=[.$T$2]*(1+[.I9]/[.$T$5]-2*SQRT([.I9]/[.$T$5])*COS([.$T$3]))/(1-[.I9]/[.$T$5])" office:value-type="float" office:value="73.7418093904177" calcext:value-type="float">
            <text:p>73.7418093904</text:p>
          </table:table-cell>
          <table:table-cell table:formula="of:=[.$T$2]*(1+[.J9]/[.$T$5]-2*SQRT([.J9]/[.$T$5])*COS([.$T$3]))/(1-[.J9]/[.$T$5])" office:value-type="float" office:value="121.686961110935" calcext:value-type="float">
            <text:p>121.6869611109</text:p>
          </table:table-cell>
          <table:table-cell table:formula="of:=[.$T$2]*(1+[.K9]/[.$T$5]-2*SQRT([.K9]/[.$T$5])*COS([.$T$3]))/(1-[.K9]/[.$T$5])" office:value-type="float" office:value="202.611894946225" calcext:value-type="float">
            <text:p>202.6118949462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eM(uma)</text:p>
          </table:table-cell>
          <table:table-cell table:formula="of:=ABS([.$T$2]/([.C9]/[.$T$5]-1)^2/SQRT([.C9]/[.$T$5])*((1+[.C9]/[.$T$5])*COS([.$T$3])-2*SQRT([.C9]/[.$T$5]))*[.C10]/[.$T$5])" office:value-type="float" office:value="0.32711659408177" calcext:value-type="float">
            <text:p>0.3271165941</text:p>
          </table:table-cell>
          <table:table-cell table:formula="of:=ABS([.$T$2]/([.D9]/[.$T$5]-1)^2/SQRT([.D9]/[.$T$5])*((1+[.D9]/[.$T$5])*COS([.$T$3])-2*SQRT([.D9]/[.$T$5]))*[.D10]/[.$T$5])" office:value-type="float" office:value="0.434825132194781" calcext:value-type="float">
            <text:p>0.4348251322</text:p>
          </table:table-cell>
          <table:table-cell table:formula="of:=ABS([.$T$2]/([.E9]/[.$T$5]-1)^2/SQRT([.E9]/[.$T$5])*((1+[.E9]/[.$T$5])*COS([.$T$3])-2*SQRT([.E9]/[.$T$5]))*[.E10]/[.$T$5])" office:value-type="float" office:value="0.535234647024089" calcext:value-type="float">
            <text:p>0.535234647</text:p>
          </table:table-cell>
          <table:table-cell table:formula="of:=ABS([.$T$2]/([.F9]/[.$T$5]-1)^2/SQRT([.F9]/[.$T$5])*((1+[.F9]/[.$T$5])*COS([.$T$3])-2*SQRT([.F9]/[.$T$5]))*[.F10]/[.$T$5])" office:value-type="float" office:value="0.758573156805106" calcext:value-type="float">
            <text:p>0.7585731568</text:p>
          </table:table-cell>
          <table:table-cell table:formula="of:=ABS([.$T$2]/([.G9]/[.$T$5]-1)^2/SQRT([.G9]/[.$T$5])*((1+[.G9]/[.$T$5])*COS([.$T$3])-2*SQRT([.G9]/[.$T$5]))*[.G10]/[.$T$5])" office:value-type="float" office:value="1.78808379806146" calcext:value-type="float">
            <text:p>1.7880837981</text:p>
          </table:table-cell>
          <table:table-cell table:formula="of:=ABS([.$T$2]/([.H9]/[.$T$5]-1)^2/SQRT([.H9]/[.$T$5])*((1+[.H9]/[.$T$5])*COS([.$T$3])-2*SQRT([.H9]/[.$T$5]))*[.H10]/[.$T$5])" office:value-type="float" office:value="2.49373381368772" calcext:value-type="float">
            <text:p>2.4937338137</text:p>
          </table:table-cell>
          <table:table-cell table:formula="of:=ABS([.$T$2]/([.I9]/[.$T$5]-1)^2/SQRT([.I9]/[.$T$5])*((1+[.I9]/[.$T$5])*COS([.$T$3])-2*SQRT([.I9]/[.$T$5]))*[.I10]/[.$T$5])" office:value-type="float" office:value="3.48073138930045" calcext:value-type="float">
            <text:p>3.4807313893</text:p>
          </table:table-cell>
          <table:table-cell table:formula="of:=ABS([.$T$2]/([.J9]/[.$T$5]-1)^2/SQRT([.J9]/[.$T$5])*((1+[.J9]/[.$T$5])*COS([.$T$3])-2*SQRT([.J9]/[.$T$5]))*[.J10]/[.$T$5])" office:value-type="float" office:value="9.19582361657497" calcext:value-type="float">
            <text:p>9.1958236166</text:p>
          </table:table-cell>
          <table:table-cell table:formula="of:=ABS([.$T$2]/([.K9]/[.$T$5]-1)^2/SQRT([.K9]/[.$T$5])*((1+[.K9]/[.$T$5])*COS([.$T$3])-2*SQRT([.K9]/[.$T$5]))*[.K10]/[.$T$5])" office:value-type="float" office:value="25.3083920388061" calcext:value-type="float">
            <text:p>25.308392038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i</text:p>
          </table:table-cell>
          <table:table-cell/>
          <table:table-cell table:style-name="ce18" office:value-type="string" calcext:value-type="string">
            <text:p>S</text:p>
          </table:table-cell>
          <table:table-cell table:number-columns-repeated="3"/>
          <table:table-cell table:style-name="ce18" office:value-type="string" calcext:value-type="string">
            <text:p>S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4"/>
          <table:table-cell table:style-name="ce14" office:value-type="string" calcext:value-type="string">
            <text:p>dE (MeV)</text:p>
          </table:table-cell>
          <table:table-cell table:style-name="ce14" office:value-type="string" calcext:value-type="string">
            <text:p>eDe (MeV)</text:p>
          </table:table-cell>
          <table:table-cell table:style-name="ce14" office:value-type="string" calcext:value-type="string">
            <text:p>dE/dx (E0)</text:p>
          </table:table-cell>
          <table:table-cell table:style-name="ce14" office:value-type="string" calcext:value-type="string">
            <text:p>dE/dx (E’0)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t(nm)</text:p>
          </table:table-cell>
          <table:table-cell table:style-name="ce14" office:value-type="string" calcext:value-type="string">
            <text:p>et(nm)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</text:p>
          </table:table-cell>
          <table:table-cell table:formula="of:=[.F9]-[.E9]" office:value-type="float" office:value="0.12885132" calcext:value-type="float">
            <text:p>0.12885132</text:p>
          </table:table-cell>
          <table:table-cell table:formula="of:=SQRT([.F10]^2+[.E10]^2)" office:value-type="float" office:value="0.0196508309106078" calcext:value-type="float">
            <text:p>0.0196508309</text:p>
          </table:table-cell>
          <table:table-cell table:style-name="Default" table:formula="of:=(1.024*10^3+912.5)/2" office:value-type="float" office:value="968.25" calcext:value-type="float">
            <text:p>968.25</text:p>
          </table:table-cell>
          <table:table-cell table:style-name="Default" table:formula="of:=(1.266*10^3+1187)/2" office:value-type="float" office:value="1226.5" calcext:value-type="float">
            <text:p>1226.5</text:p>
          </table:table-cell>
          <table:table-cell table:formula="of:=[.E16]*[.F9]/[.$T$5]+[.F16]/COS([.$T$4])" office:value-type="float" office:value="1819.96565715412" calcext:value-type="float">
            <text:p>1819.9656571541</text:p>
          </table:table-cell>
          <table:table-cell table:formula="of:=[.E16]*[.C10]/[.T5]" office:value-type="float" office:value="6.1990425506606" calcext:value-type="float">
            <text:p>6.1990425507</text:p>
          </table:table-cell>
          <table:table-cell table:formula="of:=[.C16]/[.G16]/2.07*10^7" office:value-type="float" office:value="342.023017017198" calcext:value-type="float">
            <text:p>342.0230170172</text:p>
          </table:table-cell>
          <table:table-cell table:formula="of:=SQRT( ([.D16]/[.G16])^2+([.H16]*[.C16]/[.G16]^2)^2 )*10^7/2.07" office:value-type="float" office:value="52.1741844784239" calcext:value-type="float">
            <text:p>52.1741844784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n</text:p>
          </table:table-cell>
          <table:table-cell table:formula="of:=[.J9]-[.I9]" office:value-type="float" office:value="0.14186601" calcext:value-type="float">
            <text:p>0.14186601</text:p>
          </table:table-cell>
          <table:table-cell table:formula="of:=SQRT([.I10]^2+[.J10]^2)" office:value-type="float" office:value="0.0236853057361774" calcext:value-type="float">
            <text:p>0.0236853057</text:p>
          </table:table-cell>
          <table:table-cell table:style-name="Default" office:value-type="float" office:value="510.9" calcext:value-type="float">
            <text:p>510.9</text:p>
          </table:table-cell>
          <table:table-cell table:style-name="Default" office:value-type="float" office:value="543" calcext:value-type="float">
            <text:p>543</text:p>
          </table:table-cell>
          <table:table-cell table:formula="of:=[.E17]*[.J9]/[.T5]+[.F17]/COS([.T4])" office:value-type="float" office:value="991.907583174881" calcext:value-type="float">
            <text:p>991.9075831749</text:p>
          </table:table-cell>
          <table:table-cell table:formula="of:=[.E17]*[.J10]/[.T5]" office:value-type="float" office:value="4.39148504508778" calcext:value-type="float">
            <text:p>4.3914850451</text:p>
          </table:table-cell>
          <table:table-cell table:formula="of:=[.C17]/[.G17]/4.54*10^7" office:value-type="float" office:value="315.029548657854" calcext:value-type="float">
            <text:p>315.0295486579</text:p>
          </table:table-cell>
          <table:table-cell table:formula="of:=SQRT( ([.D17]/[.G17])^2+([.H17]*[.C17]/[.G17]^2)^2 )*10^7/4.54" office:value-type="float" office:value="52.6143944189979" calcext:value-type="float">
            <text:p>52.61439441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/>
          <table:table-cell table:style-name="ce14" office:value-type="string" calcext:value-type="string">
            <text:p>Z^2</text:p>
          </table:table-cell>
          <table:table-cell table:style-name="ce9" table:number-columns-repeated="2"/>
          <table:table-cell table:style-name="ce14" office:value-type="string" calcext:value-type="string">
            <text:p>%</text:p>
          </table:table-cell>
          <table:table-cell table:style-name="ce14" office:value-type="string" calcext:value-type="string">
            <text:p>e%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F</text:p>
          </table:table-cell>
          <table:table-cell table:formula="of:=9^2" office:value-type="float" office:value="81" calcext:value-type="float">
            <text:p>81</text:p>
          </table:table-cell>
          <table:table-cell table:formula="of:=([.E3]-[.F3])/[.C20]" office:value-type="float" office:value="3.58395061728395" calcext:value-type="float">
            <text:p>3.5839506173</text:p>
          </table:table-cell>
          <table:table-cell table:formula="of:=SQRT([.C4]^2+[.D4]^2)/[.C20]" office:value-type="float" office:value="0.169437416931336" calcext:value-type="float">
            <text:p>0.1694374169</text:p>
          </table:table-cell>
          <table:table-cell table:style-name="ce15" table:formula="of:=[.D20]/[.D24]" office:value-type="percentage" office:value="0.726556036726169" calcext:value-type="percentage">
            <text:p>72.66%</text:p>
          </table:table-cell>
          <table:table-cell table:style-name="ce15" table:formula="of:=[.E20]/[.D20]*[.F20]" office:value-type="percentage" office:value="0.034349183698308" calcext:value-type="percentage">
            <text:p>3.43%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S</text:p>
          </table:table-cell>
          <table:table-cell table:formula="of:=16^2" office:value-type="float" office:value="256" calcext:value-type="float">
            <text:p>256</text:p>
          </table:table-cell>
          <table:table-cell table:formula="of:=([.J3]-[.L3])/[.C21]" office:value-type="float" office:value="0.2865625" calcext:value-type="float">
            <text:p>0.2865625</text:p>
          </table:table-cell>
          <table:table-cell table:formula="of:=SQRT([.J4]^2+[.L4]^2)/[.C21]" office:value-type="float" office:value="0.0159421427826973" calcext:value-type="float">
            <text:p>0.0159421428</text:p>
          </table:table-cell>
          <table:table-cell table:style-name="ce15" table:formula="of:=[.D21]/[.D24]" office:value-type="percentage" office:value="0.0580933546545703" calcext:value-type="percentage">
            <text:p>5.81%</text:p>
          </table:table-cell>
          <table:table-cell table:style-name="ce15" table:formula="of:=[.E21]/[.D21]*[.F21]" office:value-type="percentage" office:value="0.00323186932913075" calcext:value-type="percentage">
            <text:p>0.32%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Sn</text:p>
          </table:table-cell>
          <table:table-cell table:formula="of:=50^2" office:value-type="float" office:value="2500" calcext:value-type="float">
            <text:p>2500</text:p>
          </table:table-cell>
          <table:table-cell table:formula="of:=([.O3]-[.Q3])/[.C22]" office:value-type="float" office:value="1.06228" calcext:value-type="float">
            <text:p>1.06228</text:p>
          </table:table-cell>
          <table:table-cell table:formula="of:=SQRT([.O4]^2+[.Q4]^2)/[.C22]" office:value-type="float" office:value="0.0128075602672796" calcext:value-type="float">
            <text:p>0.0128075603</text:p>
          </table:table-cell>
          <table:table-cell table:style-name="ce15" table:formula="of:=[.D22]/[.D24]" office:value-type="percentage" office:value="0.215350608619261" calcext:value-type="percentage">
            <text:p>21.54%</text:p>
          </table:table-cell>
          <table:table-cell table:style-name="ce15" table:formula="of:=[.E22]/[.D22]*[.F22]" office:value-type="percentage" office:value="0.00259641139670005" calcext:value-type="percentage">
            <text:p>0.26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20:.D22])" office:value-type="float" office:value="4.93279311728395" calcext:value-type="float">
            <text:p>4.9327931173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ostra - 30º" table:style-name="ta1"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28" table:default-cell-style-name="ce13"/>
        <table:table-column table:style-name="co25" table:default-cell-style-name="ce13"/>
        <table:table-column table:style-name="co28" table:number-columns-repeated="2" table:default-cell-style-name="ce13"/>
        <table:table-column table:style-name="co34" table:default-cell-style-name="ce13"/>
        <table:table-column table:style-name="co26" table:number-columns-repeated="2" table:default-cell-style-name="ce13"/>
        <table:table-column table:style-name="co9" table:default-cell-style-name="ce13"/>
        <table:table-column table:style-name="co35" table:number-columns-repeated="2" table:default-cell-style-name="ce13"/>
        <table:table-column table:style-name="co26" table:default-cell-style-name="ce13"/>
        <table:table-column table:style-name="co35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Pat Inicial</text:p>
          </table:table-cell>
          <table:table-cell table:style-name="ce14" office:value-type="string" calcext:value-type="string">
            <text:p>Fluor 1</text:p>
          </table:table-cell>
          <table:table-cell table:style-name="ce14" office:value-type="string" calcext:value-type="string">
            <text:p>Fluor 2</text:p>
          </table:table-cell>
          <table:table-cell table:style-name="ce14" office:value-type="string" calcext:value-type="string">
            <text:p>Par Subs 1</text:p>
          </table:table-cell>
          <table:table-cell table:style-name="ce14" office:value-type="string" calcext:value-type="string">
            <text:p>Pat Subs 2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Chao esq</text:p>
          </table:table-cell>
          <table:table-cell table:style-name="ce14" office:value-type="string" calcext:value-type="string">
            <text:p>S 1</text:p>
          </table:table-cell>
          <table:table-cell table:style-name="ce14" office:value-type="string" calcext:value-type="string">
            <text:p>S 2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Chao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Sn 1</text:p>
          </table:table-cell>
          <table:table-cell table:style-name="ce14" office:value-type="string" calcext:value-type="string">
            <text:p>Sn 2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Chao</text:p>
          </table:table-cell>
          <table:table-cell table:style-name="ce9"/>
          <table:table-cell table:style-name="ce9" office:value-type="string" calcext:value-type="string">
            <text:p>m(He)</text:p>
          </table:table-cell>
          <table:table-cell table:style-name="ce19" office:value-type="float" office:value="4.002" calcext:value-type="float">
            <text:p>4.002</text:p>
          </table:table-cell>
          <table:table-cell table:style-name="ce9" table:number-columns-repeated="1003"/>
        </table:table-row>
        <table:table-row table:style-name="ro1">
          <table:table-cell/>
          <table:table-cell table:style-name="ce14" office:value-type="string" calcext:value-type="string">
            <text:p>N (Cts)</text:p>
          </table:table-cell>
          <table:table-cell office:value-type="float" office:value="1095.7" calcext:value-type="float">
            <text:p>1095.7</text:p>
          </table:table-cell>
          <table:table-cell office:value-type="float" office:value="1182.3" calcext:value-type="float">
            <text:p>1182.3</text:p>
          </table:table-cell>
          <table:table-cell office:value-type="float" office:value="1074" calcext:value-type="float">
            <text:p>1074</text:p>
          </table:table-cell>
          <table:table-cell office:value-type="float" office:value="945" calcext:value-type="float">
            <text:p>945</text:p>
          </table:table-cell>
          <table:table-cell office:value-type="float" office:value="844" calcext:value-type="float">
            <text:p>844</text:p>
          </table:table-cell>
          <table:table-cell office:value-type="float" office:value="104.5" calcext:value-type="float">
            <text:p>104.5</text:p>
          </table:table-cell>
          <table:table-cell office:value-type="float" office:value="32.7" calcext:value-type="float">
            <text:p>32.7</text:p>
          </table:table-cell>
          <table:table-cell office:value-type="float" office:value="106.6" calcext:value-type="float">
            <text:p>106.6</text:p>
          </table:table-cell>
          <table:table-cell office:value-type="float" office:value="70.2" calcext:value-type="float">
            <text:p>70.2</text:p>
          </table:table-cell>
          <table:table-cell office:value-type="float" office:value="17.33" calcext:value-type="float">
            <text:p>17.33</text:p>
          </table:table-cell>
          <table:table-cell office:value-type="float" office:value="8.56" calcext:value-type="float">
            <text:p>8.56</text:p>
          </table:table-cell>
          <table:table-cell office:value-type="float" office:value="142.8" calcext:value-type="float">
            <text:p>142.8</text:p>
          </table:table-cell>
          <table:table-cell office:value-type="float" office:value="2700" calcext:value-type="float">
            <text:p>2700</text:p>
          </table:table-cell>
          <table:table-cell office:value-type="float" office:value="2443" calcext:value-type="float">
            <text:p>2443</text:p>
          </table:table-cell>
          <table:table-cell office:value-type="float" office:value="80.2" calcext:value-type="float">
            <text:p>80.2</text:p>
          </table:table-cell>
          <table:table-cell office:value-type="float" office:value="3.57" calcext:value-type="float">
            <text:p>3.57</text:p>
          </table:table-cell>
          <table:table-cell/>
          <table:table-cell table:style-name="ce9" office:value-type="string" calcext:value-type="string">
            <text:p>ang scat</text:p>
          </table:table-cell>
          <table:table-cell table:formula="of:=165*PI()/180" office:value-type="float" office:value="2.87979326579064" calcext:value-type="float">
            <text:p>2.8797932658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string" calcext:value-type="string">
            <text:p>eN (Cts)</text:p>
          </table:table-cell>
          <table:table-cell office:value-type="float" office:value="4.8" calcext:value-type="float">
            <text:p>4.8</text:p>
          </table:table-cell>
          <table:table-cell office:value-type="float" office:value="8.2" calcext:value-type="float">
            <text:p>8.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.7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8.5" calcext:value-type="float">
            <text:p>8.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.3" calcext:value-type="float">
            <text:p>4.3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ce9" office:value-type="string" calcext:value-type="string">
            <text:p>ang inc</text:p>
          </table:table-cell>
          <table:table-cell table:formula="of:=30*PI()/180" office:value-type="float" office:value="0.523598775598299" calcext:value-type="float">
            <text:p>0.5235987756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9" office:value-type="string" calcext:value-type="string">
            <text:p>E0</text:p>
          </table:table-cell>
          <table:table-cell table:style-name="ce13" office:value-type="float" office:value="1.9985" calcext:value-type="float">
            <text:p>1.998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>
            <text:p>Fluor 1</text:p>
          </table:table-cell>
          <table:table-cell table:style-name="ce14" office:value-type="string" calcext:value-type="string">
            <text:p>Fluor 2</text:p>
          </table:table-cell>
          <table:table-cell table:style-name="ce14" office:value-type="string" calcext:value-type="string">
            <text:p>Subs</text:p>
          </table:table-cell>
          <table:table-cell table:style-name="ce14" office:value-type="string" calcext:value-type="string">
            <text:p>S 1</text:p>
          </table:table-cell>
          <table:table-cell table:style-name="ce14" office:value-type="string" calcext:value-type="string">
            <text:p>S 2</text:p>
          </table:table-cell>
          <table:table-cell table:number-columns-repeated="2" table:style-name="ce14" office:value-type="string" calcext:value-type="string">
            <text:p>Int</text:p>
          </table:table-cell>
          <table:table-cell table:style-name="ce14" office:value-type="string" calcext:value-type="string">
            <text:p>Sn 1</text:p>
          </table:table-cell>
          <table:table-cell table:style-name="ce14" office:value-type="string" calcext:value-type="string">
            <text:p>Sn 2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wF1</text:p>
          </table:table-cell>
          <table:table-cell table:style-name="ce14" office:value-type="string" calcext:value-type="string">
            <text:p>wF2</text:p>
          </table:table-cell>
          <table:table-cell table:style-name="ce14" office:value-type="string" calcext:value-type="string">
            <text:p>wS</text:p>
          </table:table-cell>
          <table:table-cell table:style-name="ce14" office:value-type="string" calcext:value-type="string">
            <text:p>wS1</text:p>
          </table:table-cell>
          <table:table-cell table:style-name="ce14" office:value-type="string" calcext:value-type="string">
            <text:p>wS2</text:p>
          </table:table-cell>
          <table:table-cell table:style-name="ce14" office:value-type="string" calcext:value-type="string">
            <text:p>wSn1</text:p>
          </table:table-cell>
          <table:table-cell table:style-name="ce14" office:value-type="string" calcext:value-type="string">
            <text:p>wSn2</text:p>
          </table:table-cell>
          <table:table-cell table:number-columns-repeated="1005"/>
        </table:table-row>
        <table:table-row table:style-name="ro1">
          <table:table-cell/>
          <table:table-cell table:style-name="ce14" office:value-type="string" calcext:value-type="string">
            <text:p>Ch </text:p>
          </table:table-cell>
          <table:table-cell office:value-type="float" office:value="291.5" calcext:value-type="float">
            <text:p>291.5</text:p>
          </table:table-cell>
          <table:table-cell office:value-type="float" office:value="369.5" calcext:value-type="float">
            <text:p>369.5</text:p>
          </table:table-cell>
          <table:table-cell office:value-type="float" office:value="426.14" calcext:value-type="float">
            <text:p>426.14</text:p>
          </table:table-cell>
          <table:table-cell office:value-type="float" office:value="469.21" calcext:value-type="float">
            <text:p>469.21</text:p>
          </table:table-cell>
          <table:table-cell office:value-type="float" office:value="552.21" calcext:value-type="float">
            <text:p>552.21</text:p>
          </table:table-cell>
          <table:table-cell office:value-type="float" office:value="676.43" calcext:value-type="float">
            <text:p>676.43</text:p>
          </table:table-cell>
          <table:table-cell office:value-type="float" office:value="694.53" calcext:value-type="float">
            <text:p>694.53</text:p>
          </table:table-cell>
          <table:table-cell office:value-type="float" office:value="732.18" calcext:value-type="float">
            <text:p>732.18</text:p>
          </table:table-cell>
          <table:table-cell office:value-type="float" office:value="819.52" calcext:value-type="float">
            <text:p>819.52</text:p>
          </table:table-cell>
          <table:table-cell office:value-type="float" office:value="878.7" calcext:value-type="float">
            <text:p>878.7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6.4" calcext:value-type="float">
            <text:p>6.4</text:p>
          </table:table-cell>
          <table:table-cell office:value-type="float" office:value="11.21" calcext:value-type="float">
            <text:p>11.21</text:p>
          </table:table-cell>
          <table:table-cell office:value-type="float" office:value="14.79" calcext:value-type="float">
            <text:p>14.79</text:p>
          </table:table-cell>
          <table:table-cell office:value-type="float" office:value="9.4" calcext:value-type="float">
            <text:p>9.4</text:p>
          </table:table-cell>
          <table:table-cell office:value-type="float" office:value="13.45" calcext:value-type="float">
            <text:p>13.45</text:p>
          </table:table-cell>
          <table:table-cell table:style-name="ce13" office:value-type="float" office:value="13.69" calcext:value-type="float">
            <text:p>13.69</text:p>
          </table:table-cell>
          <table:table-cell table:number-columns-repeated="1005"/>
        </table:table-row>
        <table:table-row table:style-name="ro1">
          <table:table-cell/>
          <table:table-cell table:style-name="ce14" office:value-type="string" calcext:value-type="string">
            <text:p>eCh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0.74" calcext:value-type="float">
            <text:p>0.74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table:style-name="Default" office:value-type="float" office:value="2.5" calcext:value-type="float">
            <text:p>2.5</text:p>
          </table:table-cell>
          <table:table-cell office:value-type="float" office:value="0.32" calcext:value-type="float">
            <text:p>0.32</text:p>
          </table:table-cell>
          <table:table-cell office:value-type="float" office:value="0.86" calcext:value-type="float">
            <text:p>0.86</text:p>
          </table:table-cell>
          <table:table-cell office:value-type="float" office:value="1.3" calcext:value-type="float">
            <text:p>1.3</text:p>
          </table:table-cell>
          <table:table-cell office:value-type="float" office:value="0.22" calcext:value-type="float">
            <text:p>0.22</text:p>
          </table:table-cell>
          <table:table-cell table:style-name="ce13" office:value-type="float" office:value="0.27" calcext:value-type="float">
            <text:p>0.27</text:p>
          </table:table-cell>
          <table:table-cell table:number-columns-repeated="1005"/>
        </table:table-row>
        <table:table-row table:style-name="ro1">
          <table:table-cell/>
          <table:table-cell table:style-name="ce14" office:value-type="string" calcext:value-type="string">
            <text:p>E(MeV)</text:p>
          </table:table-cell>
          <table:table-cell table:formula="of:=[calib.$F$9]+[calib.$F$10]*10^(-3)*[.C7]" office:value-type="float" office:value="0.7102145" calcext:value-type="float">
            <text:p>0.7102145</text:p>
          </table:table-cell>
          <table:table-cell table:formula="of:=[calib.$F$9]+[calib.$F$10]*10^(-3)*[.D7]" office:value-type="float" office:value="0.8633285" calcext:value-type="float">
            <text:p>0.8633285</text:p>
          </table:table-cell>
          <table:table-cell table:formula="of:=[calib.$F$9]+[calib.$F$10]*10^(-3)*[.E7]" office:value-type="float" office:value="0.97451282" calcext:value-type="float">
            <text:p>0.97451282</text:p>
          </table:table-cell>
          <table:table-cell table:formula="of:=[calib.$F$9]+[calib.$F$10]*10^(-3)*[.F7]" office:value-type="float" office:value="1.05905923" calcext:value-type="float">
            <text:p>1.05905923</text:p>
          </table:table-cell>
          <table:table-cell table:formula="of:=[calib.$F$9]+[calib.$F$10]*10^(-3)*[.G7]" office:value-type="float" office:value="1.22198823" calcext:value-type="float">
            <text:p>1.22198823</text:p>
          </table:table-cell>
          <table:table-cell table:formula="of:=[calib.$F$9]+[calib.$F$10]*10^(-3)*[.H7]" office:value-type="float" office:value="1.46583209" calcext:value-type="float">
            <text:p>1.46583209</text:p>
          </table:table-cell>
          <table:table-cell table:formula="of:=[calib.$F$9]+[calib.$F$10]*10^(-3)*[.I7]" office:value-type="float" office:value="1.50136239" calcext:value-type="float">
            <text:p>1.50136239</text:p>
          </table:table-cell>
          <table:table-cell table:formula="of:=[calib.$F$9]+[calib.$F$10]*10^(-3)*[.J7]" office:value-type="float" office:value="1.57526934" calcext:value-type="float">
            <text:p>1.57526934</text:p>
          </table:table-cell>
          <table:table-cell table:formula="of:=[calib.$F$9]+[calib.$F$10]*10^(-3)*[.K7]" office:value-type="float" office:value="1.74671776" calcext:value-type="float">
            <text:p>1.74671776</text:p>
          </table:table-cell>
          <table:table-cell table:number-columns-repeated="8"/>
          <table:table-cell office:value-type="string" calcext:value-type="string">
            <text:p>Xi^2/ngl</text:p>
          </table:table-cell>
          <table:table-cell office:value-type="float" office:value="1.267" calcext:value-type="float">
            <text:p>1.267</text:p>
          </table:table-cell>
          <table:table-cell table:number-columns-repeated="1003"/>
        </table:table-row>
        <table:table-row table:style-name="ro1">
          <table:table-cell/>
          <table:table-cell table:style-name="ce14" office:value-type="string" calcext:value-type="string">
            <text:p>eE(MeV)</text:p>
          </table:table-cell>
          <table:table-cell table:formula="of:=SQRT([calib.$G$9]^2 + [calib.$G$10]^2*[.C7]^2*10^-6 + [calib.$F$10]^2*[.C8]^2*10^-6)" office:value-type="float" office:value="0.0123538463904972" calcext:value-type="float">
            <text:p>0.0123538464</text:p>
          </table:table-cell>
          <table:table-cell table:formula="of:=SQRT([calib.$G$9]^2 + [calib.$G$10]^2*[.D7]^2*10^-6 + [calib.$F$10]^2*[.D8]^2*10^-6)" office:value-type="float" office:value="0.0128305036631459" calcext:value-type="float">
            <text:p>0.0128305037</text:p>
          </table:table-cell>
          <table:table-cell table:formula="of:=SQRT([calib.$G$9]^2 + [calib.$G$10]^2*[.E7]^2*10^-6 + [calib.$F$10]^2*[.E8]^2*10^-6)" office:value-type="float" office:value="0.0129510320924666" calcext:value-type="float">
            <text:p>0.0129510321</text:p>
          </table:table-cell>
          <table:table-cell table:formula="of:=SQRT([calib.$G$9]^2 + [calib.$G$10]^2*[.F7]^2*10^-6 + [calib.$F$10]^2*[.F8]^2*10^-6)" office:value-type="float" office:value="0.0133966622348255" calcext:value-type="float">
            <text:p>0.0133966622</text:p>
          </table:table-cell>
          <table:table-cell table:formula="of:=SQRT([calib.$G$9]^2 + [calib.$G$10]^2*[.G7]^2*10^-6 + [calib.$F$10]^2*[.G8]^2*10^-6)" office:value-type="float" office:value="0.0142316988392848" calcext:value-type="float">
            <text:p>0.0142316988</text:p>
          </table:table-cell>
          <table:table-cell table:formula="of:=SQRT([calib.$G$9]^2 + [calib.$G$10]^2*[.H7]^2*10^-6 + [calib.$F$10]^2*[.H8]^2*10^-6)" office:value-type="float" office:value="0.0155258283672885" calcext:value-type="float">
            <text:p>0.0155258284</text:p>
          </table:table-cell>
          <table:table-cell table:formula="of:=SQRT([calib.$G$9]^2 + [calib.$G$10]^2*[.I7]^2*10^-6 + [calib.$F$10]^2*[.I8]^2*10^-6)" office:value-type="float" office:value="0.0157355788149149" calcext:value-type="float">
            <text:p>0.0157355788</text:p>
          </table:table-cell>
          <table:table-cell table:formula="of:=SQRT([calib.$G$9]^2 + [calib.$G$10]^2*[.J7]^2*10^-6 + [calib.$F$10]^2*[.J8]^2*10^-6)" office:value-type="float" office:value="0.0160741257938122" calcext:value-type="float">
            <text:p>0.0160741258</text:p>
          </table:table-cell>
          <table:table-cell table:formula="of:=SQRT([calib.$G$9]^2 + [calib.$G$10]^2*[.K7]^2*10^-6 + [calib.$F$10]^2*[.K8]^2*10^-6)" office:value-type="float" office:value="0.0171207312589737" calcext:value-type="float">
            <text:p>0.0171207313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M(uma)</text:p>
          </table:table-cell>
          <table:table-cell table:formula="of:=[.$U$2]*(1+[.C9]/[.$U$5]-2*SQRT([.C9]/[.$U$5])*COS([.$U$3]))/(1-[.C9]/[.$U$5])" office:value-type="float" office:value="15.5641609259369" calcext:value-type="float">
            <text:p>15.5641609259</text:p>
          </table:table-cell>
          <table:table-cell table:formula="of:=[.$U$2]*(1+[.D9]/[.$U$5]-2*SQRT([.D9]/[.$U$5])*COS([.$U$3]))/(1-[.D9]/[.$U$5])" office:value-type="float" office:value="19.035269945637" calcext:value-type="float">
            <text:p>19.0352699456</text:p>
          </table:table-cell>
          <table:table-cell table:formula="of:=[.$U$2]*(1+[.E9]/[.$U$5]-2*SQRT([.E9]/[.$U$5])*COS([.$U$3]))/(1-[.E9]/[.$U$5])" office:value-type="float" office:value="22.1559247067912" calcext:value-type="float">
            <text:p>22.1559247068</text:p>
          </table:table-cell>
          <table:table-cell table:formula="of:=[.$U$2]*(1+[.F9]/[.$U$5]-2*SQRT([.F9]/[.$U$5])*COS([.$U$3]))/(1-[.F9]/[.$U$5])" office:value-type="float" office:value="24.9978876396264" calcext:value-type="float">
            <text:p>24.9978876396</text:p>
          </table:table-cell>
          <table:table-cell table:formula="of:=[.$U$2]*(1+[.G9]/[.$U$5]-2*SQRT([.G9]/[.$U$5])*COS([.$U$3]))/(1-[.G9]/[.$U$5])" office:value-type="float" office:value="32.1570496347128" calcext:value-type="float">
            <text:p>32.1570496347</text:p>
          </table:table-cell>
          <table:table-cell table:formula="of:=[.$U$2]*(1+[.H9]/[.$U$5]-2*SQRT([.H9]/[.$U$5])*COS([.$U$3]))/(1-[.H9]/[.$U$5])" office:value-type="float" office:value="50.8700680422761" calcext:value-type="float">
            <text:p>50.8700680423</text:p>
          </table:table-cell>
          <table:table-cell table:formula="of:=[.$U$2]*(1+[.I9]/[.$U$5]-2*SQRT([.I9]/[.$U$5])*COS([.$U$3]))/(1-[.I9]/[.$U$5])" office:value-type="float" office:value="55.1124210832472" calcext:value-type="float">
            <text:p>55.1124210832</text:p>
          </table:table-cell>
          <table:table-cell table:formula="of:=[.$U$2]*(1+[.J9]/[.$U$5]-2*SQRT([.J9]/[.$U$5])*COS([.$U$3]))/(1-[.J9]/[.$U$5])" office:value-type="float" office:value="66.2047846270435" calcext:value-type="float">
            <text:p>66.204784627</text:p>
          </table:table-cell>
          <table:table-cell table:formula="of:=[.$U$2]*(1+[.K9]/[.$U$5]-2*SQRT([.K9]/[.$U$5])*COS([.$U$3]))/(1-[.K9]/[.$U$5])" office:value-type="float" office:value="116.899641468914" calcext:value-type="float">
            <text:p>116.8996414689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eM(uma)</text:p>
          </table:table-cell>
          <table:table-cell table:formula="of:=ABS([.$U$2]/([.C9]/[.$U$5]-1)^2/SQRT([.C9]/[.$U$5])*((1+[.C9]/[.$U$5])*COS([.$U$3])-2*SQRT([.C9]/[.$U$5]))*[.C10]/[.$U$5])" office:value-type="float" office:value="0.249809667759057" calcext:value-type="float">
            <text:p>0.2498096678</text:p>
          </table:table-cell>
          <table:table-cell table:formula="of:=ABS([.$U$2]/([.D9]/[.$U$5]-1)^2/SQRT([.D9]/[.$U$5])*((1+[.D9]/[.$U$5])*COS([.$U$3])-2*SQRT([.D9]/[.$U$5]))*[.D10]/[.$U$5])" office:value-type="float" office:value="0.326859710104306" calcext:value-type="float">
            <text:p>0.3268597101</text:p>
          </table:table-cell>
          <table:table-cell table:formula="of:=ABS([.$U$2]/([.E9]/[.$U$5]-1)^2/SQRT([.E9]/[.$U$5])*((1+[.E9]/[.$U$5])*COS([.$U$3])-2*SQRT([.E9]/[.$U$5]))*[.E10]/[.$U$5])" office:value-type="float" office:value="0.400850958494306" calcext:value-type="float">
            <text:p>0.4008509585</text:p>
          </table:table-cell>
          <table:table-cell table:formula="of:=ABS([.$U$2]/([.F9]/[.$U$5]-1)^2/SQRT([.F9]/[.$U$5])*((1+[.F9]/[.$U$5])*COS([.$U$3])-2*SQRT([.F9]/[.$U$5]))*[.F10]/[.$U$5])" office:value-type="float" office:value="0.489270837589133" calcext:value-type="float">
            <text:p>0.4892708376</text:p>
          </table:table-cell>
          <table:table-cell table:formula="of:=ABS([.$U$2]/([.G9]/[.$U$5]-1)^2/SQRT([.G9]/[.$U$5])*((1+[.G9]/[.$U$5])*COS([.$U$3])-2*SQRT([.G9]/[.$U$5]))*[.G10]/[.$U$5])" office:value-type="float" office:value="0.753317493048604" calcext:value-type="float">
            <text:p>0.753317493</text:p>
          </table:table-cell>
          <table:table-cell table:formula="of:=ABS([.$U$2]/([.H9]/[.$U$5]-1)^2/SQRT([.H9]/[.$U$5])*((1+[.H9]/[.$U$5])*COS([.$U$3])-2*SQRT([.H9]/[.$U$5]))*[.H10]/[.$U$5])" office:value-type="float" office:value="1.7309338969471" calcext:value-type="float">
            <text:p>1.7309338969</text:p>
          </table:table-cell>
          <table:table-cell table:formula="of:=ABS([.$U$2]/([.I9]/[.$U$5]-1)^2/SQRT([.I9]/[.$U$5])*((1+[.I9]/[.$U$5])*COS([.$U$3])-2*SQRT([.I9]/[.$U$5]))*[.I10]/[.$U$5])" office:value-type="float" office:value="2.01227896698367" calcext:value-type="float">
            <text:p>2.012278967</text:p>
          </table:table-cell>
          <table:table-cell table:formula="of:=ABS([.$U$2]/([.J9]/[.$U$5]-1)^2/SQRT([.J9]/[.$U$5])*((1+[.J9]/[.$U$5])*COS([.$U$3])-2*SQRT([.J9]/[.$U$5]))*[.J10]/[.$U$5])" office:value-type="float" office:value="2.83179053280349" calcext:value-type="float">
            <text:p>2.8317905328</text:p>
          </table:table-cell>
          <table:table-cell table:formula="of:=ABS([.$U$2]/([.K9]/[.$U$5]-1)^2/SQRT([.K9]/[.$U$5])*((1+[.K9]/[.$U$5])*COS([.$U$3])-2*SQRT([.K9]/[.$U$5]))*[.K10]/[.$U$5])" office:value-type="float" office:value="8.50225362707697" calcext:value-type="float">
            <text:p>8.502253627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i</text:p>
          </table:table-cell>
          <table:table-cell/>
          <table:table-cell table:style-name="ce18" office:value-type="string" calcext:value-type="string">
            <text:p>S</text:p>
          </table:table-cell>
          <table:table-cell table:number-columns-repeated="3"/>
          <table:table-cell table:style-name="ce18" office:value-type="string" calcext:value-type="string">
            <text:p>Sn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/>
          <table:table-cell table:style-name="ce9"/>
          <table:table-cell table:style-name="ce9" office:value-type="string" calcext:value-type="string">
            <text:p>dE (MeV)</text:p>
          </table:table-cell>
          <table:table-cell table:style-name="ce14" office:value-type="string" calcext:value-type="string">
            <text:p>eDe (MeV)</text:p>
          </table:table-cell>
          <table:table-cell table:style-name="ce14" office:value-type="string" calcext:value-type="string">
            <text:p>dE/dx (E0)</text:p>
          </table:table-cell>
          <table:table-cell table:style-name="ce14" office:value-type="string" calcext:value-type="string">
            <text:p>dE/dx (E’0)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eS</text:p>
          </table:table-cell>
          <table:table-cell table:style-name="ce9" office:value-type="string" calcext:value-type="string">
            <text:p>t(nm)</text:p>
          </table:table-cell>
          <table:table-cell table:style-name="ce14" office:value-type="string" calcext:value-type="string">
            <text:p>et(nm)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F</text:p>
          </table:table-cell>
          <table:table-cell table:style-name="Default" table:formula="of:=[.D9]-[.C9]" office:value-type="float" office:value="0.153114" calcext:value-type="float">
            <text:p>0.153114</text:p>
          </table:table-cell>
          <table:table-cell table:formula="of:=SQRT([.C10]^2+[.D10]^2)" office:value-type="float" office:value="0.0178112140206669" calcext:value-type="float">
            <text:p>0.017811214</text:p>
          </table:table-cell>
          <table:table-cell table:formula="of:=(1331+1098)/2" office:value-type="float" office:value="1214.5" calcext:value-type="float">
            <text:p>1214.5</text:p>
          </table:table-cell>
          <table:table-cell table:formula="of:=(1821+1324)/2" office:value-type="float" office:value="1572.5" calcext:value-type="float">
            <text:p>1572.5</text:p>
          </table:table-cell>
          <table:table-cell table:style-name="Default" table:formula="of:=[.E16]*[.D9]/[.U5]+[.F16]/COS([.U4])" office:value-type="float" office:value="2340.41631551556" calcext:value-type="float">
            <text:p>2340.4163155156</text:p>
          </table:table-cell>
          <table:table-cell table:style-name="Default" table:formula="of:=[.E16]*[.D10]/[.U5]" office:value-type="float" office:value="7.79717122786624" calcext:value-type="float">
            <text:p>7.7971712279</text:p>
          </table:table-cell>
          <table:table-cell table:style-name="Default" table:formula="of:=[.C16]/[.G16]/1.696*10^7" office:value-type="float" office:value="385.741120216846" calcext:value-type="float">
            <text:p>385.7411202168</text:p>
          </table:table-cell>
          <table:table-cell table:formula="of:=SQRT(([.D16]/[.G16])^2+([.H16]*[.C16]/[.G16]^2)^2)*10^7/1.696" office:value-type="float" office:value="44.8903087976702" calcext:value-type="float">
            <text:p>44.8903087977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S</text:p>
          </table:table-cell>
          <table:table-cell table:style-name="Default" table:formula="of:=[.G9]-[.F9]" office:value-type="float" office:value="0.162929" calcext:value-type="float">
            <text:p>0.162929</text:p>
          </table:table-cell>
          <table:table-cell table:formula="of:=SQRT([.F10]^2+[.G10]^2)" office:value-type="float" office:value="0.0195451224321082" calcext:value-type="float">
            <text:p>0.0195451224</text:p>
          </table:table-cell>
          <table:table-cell table:formula="of:=(1024+912.5)/2" office:value-type="float" office:value="968.25" calcext:value-type="float">
            <text:p>968.25</text:p>
          </table:table-cell>
          <table:table-cell table:formula="of:=(1278+1202)/2" office:value-type="float" office:value="1240" calcext:value-type="float">
            <text:p>1240</text:p>
          </table:table-cell>
          <table:table-cell table:style-name="Default" table:formula="of:=[.E17]*[.G9]/[.U5]+[.F17]/COS([.U4])" office:value-type="float" office:value="2023.86774874989" calcext:value-type="float">
            <text:p>2023.8677487499</text:p>
          </table:table-cell>
          <table:table-cell table:style-name="Default" table:formula="of:=[.E17]*[.G10]/[.U5]" office:value-type="float" office:value="6.89509251995872" calcext:value-type="float">
            <text:p>6.89509252</text:p>
          </table:table-cell>
          <table:table-cell table:style-name="Default" table:formula="of:=[.C17]/[.G17]/2.07*10^7" office:value-type="float" office:value="388.907140223795" calcext:value-type="float">
            <text:p>388.9071402238</text:p>
          </table:table-cell>
          <table:table-cell table:formula="of:=SQRT(([.D17]/[.G17])^2+([.H17]*[.C17]/[.G17]^2)^2)*10^7/2.07" office:value-type="float" office:value="46.6724921552746" calcext:value-type="float">
            <text:p>46.6724921553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Sn</text:p>
          </table:table-cell>
          <table:table-cell table:style-name="Default" table:formula="of:=[.K9]-[.J9]" office:value-type="float" office:value="0.17144842" calcext:value-type="float">
            <text:p>0.17144842</text:p>
          </table:table-cell>
          <table:table-cell table:formula="of:=SQRT([.J10]^2+[.K10]^2)" office:value-type="float" office:value="0.0234839723828253" calcext:value-type="float">
            <text:p>0.0234839724</text:p>
          </table:table-cell>
          <table:table-cell office:value-type="float" office:value="510.9" calcext:value-type="float">
            <text:p>510.9</text:p>
          </table:table-cell>
          <table:table-cell office:value-type="float" office:value="547.1" calcext:value-type="float">
            <text:p>547.1</text:p>
          </table:table-cell>
          <table:table-cell table:style-name="Default" table:formula="of:=[.E18]*[.K9]/[.U5]+[.F18]/COS([.U4])" office:value-type="float" office:value="1078.27061680348" calcext:value-type="float">
            <text:p>1078.2706168035</text:p>
          </table:table-cell>
          <table:table-cell table:style-name="Default" table:formula="of:=[.E18]*[.K10]/[.U5]" office:value-type="float" office:value="4.37677338013994" calcext:value-type="float">
            <text:p>4.3767733801</text:p>
          </table:table-cell>
          <table:table-cell table:style-name="Default" table:formula="of:=[.C18]/[.G18]*10^7/4.54" office:value-type="float" office:value="350.227193197069" calcext:value-type="float">
            <text:p>350.2271931971</text:p>
          </table:table-cell>
          <table:table-cell table:formula="of:=SQRT(([.D18]/[.G18])^2+([.H18]*[.C18]/[.G18]^2)^2)*10^7/4.54" office:value-type="float" office:value="47.9930714786432" calcext:value-type="float">
            <text:p>47.9930714786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ce9"/>
          <table:table-cell table:style-name="ce14" office:value-type="string" calcext:value-type="string">
            <text:p>Z^2</text:p>
          </table:table-cell>
          <table:table-cell table:style-name="ce9" table:number-columns-repeated="2"/>
          <table:table-cell table:style-name="ce14" office:value-type="string" calcext:value-type="string">
            <text:p>%</text:p>
          </table:table-cell>
          <table:table-cell table:style-name="ce14" office:value-type="string" calcext:value-type="string">
            <text:p>e%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F</text:p>
          </table:table-cell>
          <table:table-cell table:formula="of:=9^2" office:value-type="float" office:value="81" calcext:value-type="float">
            <text:p>81</text:p>
          </table:table-cell>
          <table:table-cell table:formula="of:=([.E3]-[.F3])/[.C21]" office:value-type="float" office:value="1.59259259259259" calcext:value-type="float">
            <text:p>1.5925925926</text:p>
          </table:table-cell>
          <table:table-cell table:formula="of:=SQRT([.E4]^2+[.F4]^2)/[.C21]" office:value-type="float" office:value="0.23970972640676" calcext:value-type="float">
            <text:p>0.2397097264</text:p>
          </table:table-cell>
          <table:table-cell table:style-name="ce15" table:formula="of:=[.D21]/[.D25]" office:value-type="percentage" office:value="0.566931260187891" calcext:value-type="percentage">
            <text:p>56.69%</text:p>
          </table:table-cell>
          <table:table-cell table:style-name="ce15" table:formula="of:=[.E21]/[.D21]*[.F21]" office:value-type="percentage" office:value="0.0853318908446312" calcext:value-type="percentage">
            <text:p>8.53%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S</text:p>
          </table:table-cell>
          <table:table-cell table:formula="of:=16^2" office:value-type="float" office:value="256" calcext:value-type="float">
            <text:p>256</text:p>
          </table:table-cell>
          <table:table-cell table:formula="of:=([.K3]-[.M3])/[.C22]" office:value-type="float" office:value="0.24078125" calcext:value-type="float">
            <text:p>0.24078125</text:p>
          </table:table-cell>
          <table:table-cell table:formula="of:=SQRT([.K4]^2+[.M4]^2)/[.C22]" office:value-type="float" office:value="0.0135291659047454" calcext:value-type="float">
            <text:p>0.0135291659</text:p>
          </table:table-cell>
          <table:table-cell table:style-name="ce15" table:formula="of:=[.D22]/[.D25]" office:value-type="percentage" office:value="0.085713331913654" calcext:value-type="percentage">
            <text:p>8.57%</text:p>
          </table:table-cell>
          <table:table-cell table:style-name="ce15" table:formula="of:=[.E22]/[.D22]*[.F22]" office:value-type="percentage" office:value="0.0048161137451871" calcext:value-type="percentage">
            <text:p>0.48%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Sn</text:p>
          </table:table-cell>
          <table:table-cell table:formula="of:=50^2" office:value-type="float" office:value="2500" calcext:value-type="float">
            <text:p>2500</text:p>
          </table:table-cell>
          <table:table-cell table:formula="of:=([.P3]-[.R3])/[.C23]" office:value-type="float" office:value="0.975772" calcext:value-type="float">
            <text:p>0.975772</text:p>
          </table:table-cell>
          <table:table-cell table:formula="of:=SQRT([.P4]^2+[.R4]^2)/[.C23]" office:value-type="float" office:value="0.0100024197072508" calcext:value-type="float">
            <text:p>0.0100024197</text:p>
          </table:table-cell>
          <table:table-cell table:style-name="ce15" table:formula="of:=[.D23]/[.D25]" office:value-type="percentage" office:value="0.347355407898455" calcext:value-type="percentage">
            <text:p>34.74%</text:p>
          </table:table-cell>
          <table:table-cell table:style-name="ce15" table:formula="of:=[.E23]/[.D23]*[.F23]" office:value-type="percentage" office:value="0.00356066230367715" calcext:value-type="percentage">
            <text:p>0.36%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3"/>
          <table:table-cell table:formula="of:=SUM([.D21:.D23])" office:value-type="float" office:value="2.80914584259259" calcext:value-type="float">
            <text:p>2.8091458426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03:48:02.352605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8:49:34.262700627</meta:creation-date>
    <dc:date>2017-04-29T04:26:27.463022308</dc:date>
    <meta:editing-duration>PT6H35M8S</meta:editing-duration>
    <meta:editing-cycles>99</meta:editing-cycles>
    <meta:generator>LibreOffice/4.2.8.2$Linux_X86_64 LibreOffice_project/420m0$Build-2</meta:generator>
    <meta:document-statistic meta:table-count="5" meta:cell-count="992" meta:object-count="0"/>
  </office:meta>
</office:document-meta>
</file>